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 style:family="graphic">
      <style:graphic-properties draw:stroke="solid" svg:stroke-width="0.071cm" svg:stroke-color="#0000ff"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 style:family="graphic">
      <style:graphic-properties draw:stroke="solid" svg:stroke-width="0.071cm" svg:stroke-color="#ff0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 style:family="graphic">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5" style:family="graphic">
      <style:graphic-properties draw:stroke="solid" svg:stroke-width="0.071cm" svg:stroke-color="#008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6" style:family="graphic">
      <style:graphic-properties draw:stroke="solid" svg:stroke-width="0.071cm" svg:stroke-color="#ff99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7" style:family="graphic">
      <style:graphic-properties draw:stroke="solid" svg:stroke-width="0.071cm" svg:stroke-color="#a50021"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8" style:family="graphic">
      <style:graphic-properties draw:stroke="solid" svg:stroke-width="0.079cm" svg:stroke-color="#a50021" draw:marker-end="Çizgi_20_ucu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9" style:family="graphic">
      <style:graphic-properties draw:stroke="solid" svg:stroke-width="0.026cm" svg:stroke-color="#000000" draw:stroke-linejoin="miter" draw:fill="none" draw:fill-color="#ffff00" draw:textarea-horizontal-align="justify" draw:textarea-vertical-align="top" draw:auto-grow-height="false" fo:padding-top="0.13cm" fo:padding-bottom="0.13cm" fo:padding-left="0.25cm" fo:padding-right="0.25cm" fo:wrap-option="no-wrap" draw:shadow-color="#777777"/>
    </style:style>
    <style:style style:name="gr10" style:family="graphic">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11" style:family="graphic">
      <style:graphic-properties draw:stroke="none" draw:fill="solid" draw:fill-color="#00ffff" draw:textarea-horizontal-align="left" draw:textarea-vertical-align="middle" draw:auto-grow-height="false" fo:padding-top="0.13cm" fo:padding-bottom="0.13cm" fo:padding-left="0.25cm" fo:padding-right="0.25cm" fo:wrap-option="no-wrap" draw:shadow-color="#777777"/>
    </style:style>
    <style:style style:name="gr12" style:family="graphic">
      <style:graphic-properties draw:stroke="solid" svg:stroke-width="0.079cm" svg:stroke-color="#000066"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3" style:family="graphic">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14" style:family="graphic">
      <style:graphic-properties draw:stroke="solid" svg:stroke-width="0.053cm" svg:stroke-color="#008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15" style:family="graphic">
      <style:graphic-properties draw:stroke="none" draw:fill="none" draw:fill-color="#ffff00" draw:textarea-horizontal-align="justify" draw:textarea-vertical-align="middle" draw:auto-grow-height="true" fo:padding-top="0.13cm" fo:padding-bottom="0.13cm" fo:padding-left="0.25cm" fo:padding-right="0.25cm" fo:wrap-option="no-wrap" draw:shadow-color="#777777"/>
    </style:style>
    <style:style style:name="gr16" style:family="graphic">
      <style:graphic-properties draw:stroke="solid" svg:stroke-width="0.079cm" svg:stroke-color="#f47a00" draw:stroke-linejoin="miter" draw:fill="solid" draw:fill-color="#f8f8f8" draw:textarea-horizontal-align="justify" draw:textarea-vertical-align="top" draw:auto-grow-height="true" fo:padding-top="0.13cm" fo:padding-bottom="0.13cm" fo:padding-left="0.25cm" fo:padding-right="0.25cm" fo:wrap-option="no-wrap" draw:shadow="visible" draw:shadow-offset-x="0.035cm" draw:shadow-offset-y="0.035cm" draw:shadow-color="#777777"/>
    </style:style>
    <style:style style:name="gr17" style:family="graphic">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18" style:family="graphic">
      <style:graphic-properties draw:stroke="solid" svg:stroke-width="0.026cm" svg:stroke-color="#000000" draw:stroke-linejoin="miter" draw:fill="solid" draw:fill-color="#00ffff" draw:textarea-horizontal-align="left" draw:textarea-vertical-align="middle" draw:auto-grow-height="false" fo:padding-top="0.13cm" fo:padding-bottom="0.13cm" fo:padding-left="0.25cm" fo:padding-right="0.25cm" fo:wrap-option="no-wrap" draw:shadow-color="#777777"/>
    </style:style>
    <style:style style:name="gr19" style:family="graphic">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20" style:family="graphic">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051cm" fo:padding-right="0.25cm" fo:wrap-option="no-wrap" draw:shadow-color="#777777"/>
    </style:style>
    <style:style style:name="pr1" style:family="presentation" style:parent-style-name="Başlık1-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Başlık1-subtitle">
      <style:graphic-properties draw:stroke="none" draw:fill="none" draw:fill-color="#f47a00" draw:textarea-horizontal-align="justify" draw:textarea-vertical-align="top" draw:auto-grow-height="true" draw:auto-grow-width="false" fo:min-height="4.609cm" fo:min-width="0cm" fo:padding-top="0.13cm" fo:padding-bottom="0.13cm" fo:padding-left="0.25cm" fo:padding-right="0.25cm" fo:wrap-option="wrap" draw:shadow-color="#777777"/>
    </style:style>
    <style:style style:name="pr3" style:family="presentation" style:parent-style-name="Başlık1-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6" style:family="presentation" style:parent-style-name="Varsayılan-notes">
      <style:graphic-properties draw:stroke="none" draw:fill="none" draw:fill-color="#00cc99" draw:auto-grow-height="true" fo:min-height="11.798cm" draw:shadow-color="#808080"/>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3.922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2.864cm" fo:min-width="0cm" fo:padding-top="0.13cm" fo:padding-bottom="0.13cm" fo:padding-left="0.25cm" fo:padding-right="0.25cm" fo:wrap-option="wrap" draw:shadow-color="#777777"/>
    </style:style>
    <style:style style:name="pr9"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777777"/>
    </style:style>
    <style:style style:name="pr11"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557cm" fo:min-width="0cm" fo:padding-top="0.13cm" fo:padding-bottom="0.13cm" fo:padding-left="0.25cm" fo:padding-right="0.25cm" fo:wrap-option="wrap" draw:shadow-color="#777777"/>
    </style:style>
    <style:style style:name="pr12" style:family="presentation" style:parent-style-name="Başlık1-title">
      <style:graphic-properties draw:stroke="none" draw:fill="none" draw:fill-color="#f47a00" draw:textarea-horizontal-align="justify" draw:textarea-vertical-align="middle" draw:auto-grow-height="true" draw:auto-grow-width="false" fo:min-height="3.824cm" fo:min-width="0cm" fo:padding-top="0.13cm" fo:padding-bottom="0.13cm" fo:padding-left="0.25cm" fo:padding-right="0.25cm" fo:wrap-option="wrap" draw:shadow-color="#777777"/>
    </style:style>
    <style:style style:name="pr13" style:family="presentation" style:parent-style-name="Varsayılan-title">
      <style:graphic-properties draw:stroke="none" draw:fill="none" draw:fill-color="#f47a00" fo:min-height="1.907cm" draw:shadow-color="#777777"/>
    </style:style>
    <style:style style:name="pr1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9.266cm" fo:min-width="0cm" fo:padding-top="0.13cm" fo:padding-bottom="0.13cm" fo:padding-left="0.25cm" fo:padding-right="0.25cm" fo:wrap-option="wrap" draw:shadow-color="#777777"/>
    </style:style>
    <style:style style:name="pr1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7.996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617cm" fo:margin-bottom="0cm" fo:text-indent="0cm"/>
    </style:style>
    <style:style style:name="P6" style:family="paragraph">
      <style:paragraph-properties fo:margin-left="0cm" fo:margin-right="0cm" fo:margin-top="0.105cm" fo:margin-bottom="0cm" fo:text-indent="0cm"/>
    </style:style>
    <style:style style:name="P7" style:family="paragraph">
      <style:paragraph-properties fo:margin-left="2.531cm" fo:margin-right="0cm" fo:margin-top="0.105cm" fo:margin-bottom="0cm" fo:line-height="100%" fo:text-indent="-0.649cm"/>
    </style:style>
    <style:style style:name="P8" style:family="paragraph">
      <style:paragraph-properties fo:margin-left="2.531cm" fo:margin-right="0cm" fo:margin-top="0cm" fo:margin-bottom="0cm" fo:line-height="100%" fo:text-indent="-0.649cm"/>
    </style:style>
    <style:style style:name="P9" style:family="paragraph">
      <style:paragraph-properties fo:margin-left="2.531cm" fo:margin-right="0cm" fo:margin-top="0.088cm" fo:margin-bottom="0cm" fo:line-height="100%" fo:text-indent="-0.649cm"/>
    </style:style>
    <style:style style:name="P10" style:family="paragraph">
      <style:paragraph-properties fo:text-align="center" style:writing-mode="lr-tb"/>
    </style:style>
    <style:style style:name="P11" style:family="paragraph">
      <style:paragraph-properties fo:margin-left="0cm" fo:margin-right="0cm" fo:margin-top="0.088cm" fo:margin-bottom="0cm" fo:text-indent="0cm"/>
    </style:style>
    <style:style style:name="P12" style:family="paragraph">
      <style:paragraph-properties fo:margin-left="0cm" fo:margin-right="0cm" fo:margin-top="0.529cm" fo:margin-bottom="0cm" fo:line-height="90%" fo:text-indent="0cm"/>
    </style:style>
    <style:style style:name="P13" style:family="paragraph">
      <style:paragraph-properties fo:margin-left="0cm" fo:margin-right="0cm" fo:margin-top="0.088cm" fo:margin-bottom="0cm" fo:line-height="90%" fo:text-indent="0cm"/>
    </style:style>
    <style:style style:name="P14" style:family="paragraph">
      <style:paragraph-properties fo:margin-left="0cm" fo:margin-right="0cm" fo:margin-top="0.44cm" fo:margin-bottom="0cm" fo:text-indent="0cm"/>
    </style:style>
    <style:style style:name="P15" style:family="paragraph">
      <style:paragraph-properties fo:margin-left="2.531cm" fo:margin-right="0cm" fo:margin-top="0.039cm" fo:margin-bottom="0cm" fo:line-height="70%" fo:text-indent="-0.649cm"/>
    </style:style>
    <style:style style:name="P16" style:family="paragraph">
      <style:paragraph-properties fo:margin-left="2.531cm" fo:margin-right="0cm" fo:margin-top="0cm" fo:margin-bottom="0cm" fo:line-height="70%" fo:text-indent="-0.649cm"/>
    </style:style>
    <style:style style:name="P17" style:family="paragraph">
      <style:paragraph-properties fo:margin-left="0cm" fo:margin-right="0cm" fo:margin-top="0.158cm" fo:margin-bottom="0cm" fo:text-indent="0cm"/>
    </style:style>
    <style:style style:name="P18" style:family="paragraph">
      <style:paragraph-properties fo:margin-left="0cm" fo:margin-right="0cm" fo:margin-top="0.529cm" fo:margin-bottom="0cm" fo:line-height="100%" fo:text-indent="0cm"/>
    </style:style>
    <style:style style:name="P19" style:family="paragraph">
      <style:paragraph-properties fo:margin-left="2.531cm" fo:margin-right="0cm" fo:margin-top="0cm" fo:margin-bottom="0cm" fo:line-height="90%" fo:text-indent="-0.649cm"/>
    </style:style>
    <style:style style:name="P20" style:family="paragraph">
      <style:paragraph-properties fo:margin-left="0cm" fo:margin-right="0cm" fo:line-height="80%" fo:text-indent="0cm"/>
    </style:style>
    <style:style style:name="P21" style:family="paragraph">
      <style:paragraph-properties fo:margin-left="0cm" fo:margin-right="0cm" fo:line-height="100%" fo:text-indent="0cm"/>
    </style:style>
    <style:style style:name="P22" style:family="paragraph">
      <style:paragraph-properties fo:margin-left="0cm" fo:margin-right="0cm" fo:line-height="100%" fo:text-align="center" fo:text-indent="0cm"/>
    </style:style>
    <style:style style:name="P23" style:family="paragraph">
      <style:paragraph-properties fo:margin-left="1.565cm" fo:margin-right="0cm" fo:margin-top="0.079cm" fo:margin-bottom="0cm" fo:line-height="170%" fo:text-indent="-0.622cm"/>
    </style:style>
    <style:style style:name="P24" style:family="paragraph">
      <style:paragraph-properties fo:margin-left="1.565cm" fo:margin-right="0cm" fo:margin-top="0.079cm" fo:margin-bottom="0cm" fo:line-height="100%" fo:text-indent="-0.622cm"/>
    </style:style>
    <style:style style:name="P25" style:family="paragraph">
      <style:paragraph-properties fo:margin-left="0cm" fo:margin-right="0cm" fo:margin-top="0.529cm" fo:margin-bottom="0cm" fo:line-height="140%" fo:text-indent="0cm"/>
    </style:style>
    <style:style style:name="P26" style:family="paragraph">
      <style:paragraph-properties fo:margin-left="0cm" fo:margin-right="0cm" fo:margin-top="0.088cm" fo:margin-bottom="0cm" fo:line-height="140%" fo:text-indent="0cm"/>
    </style:style>
    <style:style style:name="P27" style:family="paragraph">
      <style:paragraph-properties fo:margin-left="0cm" fo:margin-right="0cm" fo:margin-top="0.079cm" fo:margin-bottom="0cm" fo:text-indent="0cm"/>
    </style:style>
    <style:style style:name="P28" style:family="paragraph">
      <style:paragraph-properties fo:margin-left="1.565cm" fo:margin-right="0cm" fo:margin-top="0.079cm" fo:margin-bottom="0cm" fo:text-indent="-0.622cm"/>
    </style:style>
    <style:style style:name="P29" style:family="paragraph">
      <style:paragraph-properties fo:margin-left="1.565cm" fo:margin-right="0cm" fo:margin-top="0.088cm" fo:margin-bottom="0cm" fo:line-height="140%" fo:text-indent="-0.622cm"/>
    </style:style>
    <style:style style:name="P30" style:family="paragraph">
      <style:paragraph-properties fo:margin-left="1.565cm" fo:margin-right="0cm" fo:margin-top="0.088cm" fo:margin-bottom="0cm" fo:line-height="90%" fo:text-indent="-0.622cm"/>
    </style:style>
    <style:style style:name="P31" style:family="paragraph">
      <style:paragraph-properties fo:margin-left="1.565cm" fo:margin-right="0cm" fo:margin-top="0.088cm" fo:margin-bottom="0cm" fo:line-height="90%" fo:text-indent="-0.622cm">
        <style:tab-stops>
          <style:tab-stop style:position="0cm"/>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style>
    <style:style style:name="P32" style:family="paragraph">
      <style:paragraph-properties fo:margin-left="1.565cm" fo:margin-right="0cm" fo:margin-top="0.088cm" fo:margin-bottom="0cm" fo:line-height="60%" fo:text-indent="-0.622cm"/>
    </style:style>
    <style:style style:name="P33" style:family="paragraph">
      <style:paragraph-properties fo:margin-left="0.621cm" fo:margin-right="0cm" fo:margin-top="0.529cm" fo:margin-bottom="0cm" fo:line-height="100%" fo:text-indent="-0.621cm" style:punctuation-wrap="simple" style:line-break="normal"/>
    </style:style>
    <style:style style:name="P34" style:family="paragraph">
      <style:paragraph-properties fo:margin-left="0.621cm" fo:margin-right="0cm" fo:margin-top="0.529cm" fo:margin-bottom="0cm" fo:line-height="40%" fo:text-indent="-0.621cm" style:punctuation-wrap="simple" style:line-break="normal"/>
    </style:style>
    <style:style style:name="P35" style:family="paragraph">
      <style:paragraph-properties fo:margin-left="0cm" fo:margin-right="0cm" fo:margin-top="0.105cm" fo:margin-bottom="0cm" fo:line-height="100%" fo:text-indent="0cm" style:punctuation-wrap="simple" style:line-break="normal"/>
    </style:style>
    <style:style style:name="P36" style:family="paragraph">
      <style:paragraph-properties fo:margin-left="0.621cm" fo:margin-right="0cm" fo:margin-top="0.529cm" fo:margin-bottom="0cm" fo:text-indent="-0.621cm"/>
    </style:style>
    <style:style style:name="T1" style:family="text">
      <style:text-properties fo:color="#0000ff"/>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7" style:family="text">
      <style:text-properties fo:color="#000066" fo:font-family="'Courier New'" style:font-family-generic="modern" style:font-pitch="fixed" fo:language="en" fo:country="US" fo:font-weight="bold" style:font-weight-asian="bold" style:font-weight-complex="bold"/>
    </style:style>
    <style:style style:name="T8" style:family="text">
      <style:text-properties fo:font-family="'Courier New'" style:font-family-generic="modern" style:font-pitch="fixed"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size="20pt" fo:language="en" fo:country="US" style:font-size-asian="20pt" style:font-size-complex="20pt"/>
    </style:style>
    <style:style style:name="T12" style:family="text">
      <style:text-properties fo:color="#000066" fo:font-family="'Courier New'" style:font-family-generic="modern" style:font-pitch="fixed" fo:font-size="18pt" fo:language="en" fo:country="US" fo:font-weight="bold" style:font-size-asian="18pt" style:font-weight-asian="bold" style:font-size-complex="18pt" style:font-weight-complex="bold"/>
    </style:style>
    <style:style style:name="T13"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4" style:family="text">
      <style:text-properties fo:color="#008000" fo:font-family="'Courier New'" style:font-family-generic="modern" style:font-pitch="fixed" fo:font-size="18pt" fo:language="en" fo:country="US" fo:font-weight="bold" style:font-size-asian="18pt" style:font-weight-asian="bold" style:font-size-complex="18pt" style:font-weight-complex="bold"/>
    </style:style>
    <style:style style:name="T15" style:family="text">
      <style:text-properties fo:color="#0000ff" fo:font-family="'Courier New'" style:font-family-generic="modern" style:font-pitch="fixed" fo:font-size="18pt" fo:language="en" fo:country="US" fo:font-weight="bold" style:font-size-asian="18pt" style:font-weight-asian="bold" style:font-size-complex="18pt" style:font-weight-complex="bold"/>
    </style:style>
    <style:style style:name="T16" style:family="text">
      <style:text-properties fo:color="#ff9900" fo:font-family="'Courier New'" style:font-family-generic="modern" style:font-pitch="fixed" fo:font-size="18pt" fo:language="en" fo:country="US" fo:font-weight="bold" style:font-size-asian="18pt" style:font-weight-asian="bold" style:font-size-complex="18pt" style:font-weight-complex="bold"/>
    </style:style>
    <style:style style:name="T17" style:family="text">
      <style:text-properties fo:color="#a50021" fo:font-family="'Courier New'" style:font-family-generic="modern" style:font-pitch="fixed" fo:font-size="18pt" fo:language="en" fo:country="US" fo:font-weight="bold" style:font-size-asian="18pt" style:font-weight-asian="bold" style:font-size-complex="18pt" style:font-weight-complex="bold"/>
    </style:style>
    <style:style style:name="T18" style:family="text">
      <style:text-properties fo:color="#a50021" fo:language="en" fo:country="US"/>
    </style:style>
    <style:style style:name="T19" style:family="text">
      <style:text-properties fo:color="#000066" fo:font-family="'Courier New'" style:font-family-generic="modern" style:font-pitch="fixed" fo:font-size="20pt" fo:language="en" fo:country="US" fo:font-weight="bold" style:font-size-asian="20pt" style:font-weight-asian="bold" style:font-size-complex="20pt" style:font-weight-complex="bold"/>
    </style:style>
    <style:style style:name="T20" style:family="text">
      <style:text-properties fo:color="#ff0000" fo:font-family="'Courier New'" style:font-family-generic="modern" style:font-pitch="fixed" fo:font-size="20pt" fo:language="en" fo:country="US" fo:font-weight="bold" style:font-size-asian="20pt" style:font-weight-asian="bold" style:font-size-complex="20pt" style:font-weight-complex="bold"/>
    </style:style>
    <style:style style:name="T21" style:family="text">
      <style:text-properties fo:color="#0000ff" fo:font-family="'Courier New'" style:font-family-generic="modern" style:font-pitch="fixed" fo:font-size="20pt" fo:language="en" fo:country="US" fo:font-weight="bold" style:font-size-asian="20pt" style:font-weight-asian="bold" style:font-size-complex="20pt" style:font-weight-complex="bold"/>
    </style:style>
    <style:style style:name="T22" style:family="text">
      <style:text-properties fo:color="#6600cc" fo:font-family="'Courier New'" style:font-family-generic="modern" style:font-pitch="fixed" fo:font-size="20pt" fo:language="en" fo:country="US" fo:font-weight="bold" style:font-size-asian="20pt" style:font-weight-asian="bold" style:font-size-complex="20pt" style:font-weight-complex="bold"/>
    </style:style>
    <style:style style:name="T23"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24" style:family="text">
      <style:text-properties fo:font-family="'Courier New'" style:font-family-generic="modern" style:font-pitch="fixed" fo:font-size="16pt" fo:language="en" fo:country="US" style:font-size-asian="16pt" style:font-size-complex="16pt"/>
    </style:style>
    <style:style style:name="T25" style:family="text">
      <style:text-properties fo:font-family="Arial" style:font-family-generic="swiss" style:font-pitch="variable" fo:font-size="18pt" style:font-size-asian="18pt" style:font-size-complex="18pt"/>
    </style:style>
    <style:style style:name="T26" style:family="text">
      <style:text-properties fo:font-family="'Courier New'" style:font-family-generic="modern" style:font-pitch="fixed" fo:font-size="40pt" style:font-size-asian="40pt" style:font-size-complex="40pt"/>
    </style:style>
    <style:style style:name="T27" style:family="text">
      <style:text-properties fo:font-family="'Courier New'" style:font-family-generic="modern" style:font-pitch="fixed" fo:font-weight="bold" style:font-weight-asian="bold" style:font-weight-complex="bold"/>
    </style:style>
    <style:style style:name="T28" style:family="text">
      <style:text-properties fo:color="#ff0000" fo:font-style="italic" style:font-style-asian="italic" style:font-style-complex="italic"/>
    </style:style>
    <style:style style:name="T29" style:family="text">
      <style:text-properties fo:color="#ff0000"/>
    </style:style>
    <style:style style:name="T30" style:family="text">
      <style:text-properties fo:font-style="italic" style:font-style-asian="italic" style:font-style-complex="italic"/>
    </style:style>
    <style:style style:name="T31" style:family="text">
      <style:text-properties fo:font-size="24pt" fo:font-weight="bold" style:font-size-asian="24pt" style:font-weight-asian="bold" style:font-size-complex="24pt" style:font-weight-complex="bold"/>
    </style:style>
    <style:style style:name="T32" style:family="text">
      <style:text-properties fo:color="#000066" fo:font-family="Arial" style:font-family-generic="swiss" style:font-pitch="variable"/>
    </style:style>
    <style:style style:name="T33" style:family="text">
      <style:text-properties fo:color="#008000" fo:font-family="'Courier New'" style:font-family-generic="modern" style:font-pitch="fixed" fo:language="en" fo:country="US" fo:font-weight="bold" style:font-weight-asian="bold" style:font-weight-complex="bold"/>
    </style:style>
    <style:style style:name="T34" style:family="text">
      <style:text-properties fo:color="#008000" fo:font-family="Arial" style:font-family-generic="swiss" style:font-pitch="variable"/>
    </style:style>
    <style:style style:name="T35" style:family="text">
      <style:text-properties fo:color="#000066" fo:font-family="'Courier New'" style:font-family-generic="modern" style:font-pitch="fixed" fo:font-size="44pt" fo:font-weight="bold" style:font-size-asian="44pt" style:font-weight-asian="bold" style:font-size-complex="44pt"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fo:font-family="Arial" style:font-family-generic="swiss" style:font-pitch="variable"/>
    </style:style>
    <style:style style:name="T38" style:family="text">
      <style:text-properties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9" style:family="text">
      <style:text-properties fo:font-family="Wingdings" style:font-pitch="variable" style:font-charset="x-symbol" fo:language="en" fo:country="US"/>
    </style:style>
    <style:style style:name="T40" style:family="text">
      <style:text-properties fo:font-size="18pt" fo:language="en" fo:country="US" style:font-size-asian="18pt" style:font-size-complex="18pt"/>
    </style:style>
    <style:style style:name="T41" style:family="text">
      <style:text-properties fo:font-family="'Comic Sans MS'" style:font-family-generic="script" style:font-pitch="variable"/>
    </style:style>
    <style:style style:name="T42" style:family="text">
      <style:text-properties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3" style:family="text">
      <style:text-properties fo:font-family="Helvetica" style:font-family-generic="swiss" style:font-pitch="variable"/>
    </style:style>
    <style:style style:name="T44" style:family="text">
      <style:text-properties fo:color="#0000ff" fo:font-family="Helvetica" style:font-family-generic="swiss" style:font-pitch="variable"/>
    </style:style>
    <style:style style:name="T45" style:family="text">
      <style:text-properties fo:font-size="20pt" style:font-size-asian="20pt" style:font-size-complex="20pt"/>
    </style:style>
    <text:list-style style:name="L1">
      <text:list-level-style-number text:level="1" style:num-format="">
        <style:list-level-properties/>
        <style:text-properties fo:color="#0000ff"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66"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21cm"/>
        <style:text-properties fo:font-family="'Courier New'" style:font-family-generic="modern" style:font-pitch="fixed"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39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7">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621cm"/>
        <style:text-properties fo:font-family="'MT Extra'" style:font-family-generic="roman" style:font-pitch="variable" style:font-charset="x-symbol"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coping and Testing" draw:style-name="dp1" draw:master-page-name="Başlık1"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Scoping and Testing</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Professor Jennifer Rexford</text:p>
                <text:p text:style-name="P3">COS 217</text:p>
              </text:list-header>
            </text:list>
          </draw:text-box>
        </draw:frame>
        <presentation:notes draw:style-name="dp2">
          <draw:page-thumbnail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Overview of Today’s Lectur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Overview of Today’s Lecture</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Scoping of variables</text:span></text:p>
              </text:list-item>
            </text:list>
            <text:list text:style-name="L4">
              <text:list-item>
                <text:list>
                  <text:list-item>
                    <text:p text:style-name="P6"><text:span text:style-name="T3">Local or automatic variables</text:span></text:p>
                  </text:list-item>
                  <text:list-item>
                    <text:p text:style-name="P6"><text:span text:style-name="T3">Global or external variables</text:span></text:p>
                  </text:list-item>
                  <text:list-item>
                    <text:p text:style-name="P6"><text:span text:style-name="T3">Where variables are visible</text:span></text:p>
                  </text:list-item>
                </text:list>
              </text:list-item>
            </text:list>
            <text:list text:style-name="L3">
              <text:list-item>
                <text:p text:style-name="P5"><text:span text:style-name="T2">Testing of programs</text:span></text:p>
              </text:list-item>
            </text:list>
            <text:list text:style-name="L4">
              <text:list-item>
                <text:list>
                  <text:list-item>
                    <text:p text:style-name="P6"><text:span text:style-name="T3">Identifying boundary conditions</text:span></text:p>
                  </text:list-item>
                  <text:list-item>
                    <text:p text:style-name="P6"><text:span text:style-name="T3">Debugging the code and retesting</text:span></text:p>
                    <text:p text:style-name="P6"><text:span text:style-name="T3"/></text:p>
                  </text:list-item>
                </text:list>
              </text:list-item>
            </text:list>
          </draw:text-box>
        </draw:frame>
        <presentation:notes draw:style-name="dp2">
          <draw:page-thumbnail draw:layer="layout" svg:width="13.428cm" svg:height="10.072cm" svg:x="3.545cm" svg:y="1.967cm" draw:page-number="2" presentation:class="page"/>
          <draw:frame presentation:style-name="pr6" draw:layer="layout" svg:width="14.75cm" svg:height="11.798cm" svg:x="2.752cm" svg:y="12.775cm" presentation:class="notes" presentation:placeholder="true">
            <draw:text-box/>
          </draw:frame>
        </presentation:notes>
      </draw:page>
      <draw:page draw:name="Global Variable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Global Variables</text:p>
              </text:list-header>
            </text:list>
          </draw:text-box>
        </draw:frame>
        <draw:frame presentation:style-name="pr7" draw:text-style-name="P2" draw:layer="layout" svg:width="21.378cm" svg:height="14.181cm" svg:x="1.27cm" svg:y="3.386cm" presentation:class="outline" presentation:user-transformed="true">
          <draw:text-box>
            <text:list text:style-name="L3">
              <text:list-item>
                <text:p text:style-name="P3"><text:span text:style-name="T4">Functions can use </text:span><text:span text:style-name="T5">global</text:span><text:span text:style-name="T4"> variables defined outside and above them</text:span></text:p>
              </text:list-item>
            </text:list>
            <text:list text:style-name="L5">
              <text:list-item>
                <text:list>
                  <text:list-item>
                    <text:list>
                      <text:list-header>
                        <text:p text:style-name="P7"><text:span text:style-name="T6"/></text:p>
                      </text:list-header>
                    </text:list>
                  </text:list-item>
                </text:list>
              </text:list-item>
            </text:list>
            <text:list text:style-name="L6">
              <text:list-item>
                <text:list>
                  <text:list-item>
                    <text:list>
                      <text:list-header>
                        <text:p text:style-name="P8"><text:span text:style-name="T7">int stack[100];</text:span></text:p>
                        <text:p text:style-name="P8"><text:span text:style-name="T7"/></text:p>
                        <text:p text:style-name="P8"><text:span text:style-name="T7">int main(void) {</text:span></text:p>
                        <text:p text:style-name="P8"><text:span text:style-name="T7"><text:s text:c="3"/></text:span><text:span text:style-name="T7">. . . <text:s text:c="13"/></text:span><text:span text:style-name="T8">stack</text:span><text:span text:style-name="T9"> </text:span><text:span text:style-name="T4">is in scope</text:span></text:p>
                        <text:p text:style-name="P8"><text:span text:style-name="T7">}</text:span></text:p>
                        <text:p text:style-name="P8"><text:span text:style-name="T7"/></text:p>
                        <text:p text:style-name="P8"><text:span text:style-name="T7">int sp;</text:span></text:p>
                        <text:p text:style-name="P8"><text:span text:style-name="T7"/></text:p>
                        <text:p text:style-name="P8"><text:span text:style-name="T7">void push(int x) {</text:span></text:p>
                        <text:p text:style-name="P8"><text:span text:style-name="T7"><text:s text:c="3"/></text:span><text:span text:style-name="T7">. . . <text:s text:c="13"/></text:span><text:span text:style-name="T8">stack, sp</text:span><text:span text:style-name="T9"> </text:span><text:span text:style-name="T4"><text:s text:c="2"/>are in scope</text:span></text:p>
                        <text:p text:style-name="P8"><text:span text:style-name="T7">}</text:span></text:p>
                        <text:p text:style-name="P9"><text:span text:style-name="T7"/></text:p>
                        <text:p text:style-name="P9"><text:span text:style-name="T7"/></text:p>
                      </text:list-header>
                    </text:list>
                  </text:list-item>
                </text:list>
              </text:list-item>
            </text:list>
          </draw:text-box>
        </draw:frame>
        <draw:line draw:style-name="gr1" draw:text-style-name="P10" draw:layer="layout" svg:x1="12.488cm" svg:y1="14.605cm" svg:x2="8.89cm" svg:y2="14.605cm">
          <text:p/>
        </draw:line>
        <draw:line draw:style-name="gr1" draw:text-style-name="P10" draw:layer="layout" svg:x1="12.277cm" svg:y1="9.525cm" svg:x2="8.043cm" svg:y2="9.525cm">
          <text:p/>
        </draw:line>
        <presentation:notes draw:style-name="dp2">
          <draw:page-thumbnail draw:layer="layout" svg:width="13.428cm" svg:height="10.072cm" svg:x="3.545cm" svg:y="1.967cm" draw:page-number="3" presentation:class="page"/>
          <draw:frame presentation:style-name="pr6" draw:layer="layout" svg:width="14.75cm" svg:height="11.798cm" svg:x="2.752cm" svg:y="12.775cm" presentation:class="notes" presentation:placeholder="true">
            <draw:text-box/>
          </draw:frame>
        </presentation:notes>
      </draw:page>
      <draw:page draw:name="Definition vs. Declar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Definition vs. Declar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Definition</text:span></text:p>
              </text:list-item>
            </text:list>
            <text:list text:style-name="L4">
              <text:list-item>
                <text:list>
                  <text:list-item>
                    <text:p text:style-name="P11"><text:span text:style-name="T4">Where a variable is created and assigned storage</text:span></text:p>
                  </text:list-item>
                </text:list>
              </text:list-item>
            </text:list>
            <text:list text:style-name="L3">
              <text:list-item>
                <text:p text:style-name="P3"><text:span text:style-name="T4">Declaration</text:span></text:p>
              </text:list-item>
            </text:list>
            <text:list text:style-name="L4">
              <text:list-item>
                <text:list>
                  <text:list-item>
                    <text:p text:style-name="P11"><text:span text:style-name="T4">Where the nature of a variable is stated, but no storage allocated</text:span></text:p>
                    <text:p text:style-name="P11"><text:span text:style-name="T4"/></text:p>
                  </text:list-item>
                </text:list>
              </text:list-item>
            </text:list>
            <text:list text:style-name="L3">
              <text:list-item>
                <text:p text:style-name="P3"><text:span text:style-name="T4">Global variables</text:span></text:p>
              </text:list-item>
            </text:list>
            <text:list text:style-name="L4">
              <text:list-item>
                <text:list>
                  <text:list-item>
                    <text:p text:style-name="P11"><text:span text:style-name="T4">Defined once (e.g., “</text:span><text:span text:style-name="T8">int stack[100]</text:span><text:span text:style-name="T4">”)</text:span></text:p>
                  </text:list-item>
                  <text:list-item>
                    <text:p text:style-name="P11"><text:span text:style-name="T4">Declared where needed (e.g., “</text:span><text:span text:style-name="T8">extern int stack[]</text:span><text:span text:style-name="T4">”)</text:span></text:p>
                    <text:list>
                      <text:list-item>
                        <text:p text:style-name="P11"><text:span text:style-name="T4">Only needed if the function does not appear after the definition</text:span></text:p>
                      </text:list-item>
                      <text:list-item>
                        <text:p text:style-name="P11"><text:span text:style-name="T4">Convention is to define global variables at the start of the file</text:span></text:p>
                      </text:list-item>
                    </text:list>
                  </text:list-item>
                </text:list>
              </text:list-item>
            </text:list>
          </draw:text-box>
        </draw:frame>
        <presentation:notes draw:style-name="dp2">
          <draw:page-thumbnail draw:layer="layout" svg:width="13.428cm" svg:height="10.072cm" svg:x="3.545cm" svg:y="1.967cm" draw:page-number="4" presentation:class="page"/>
          <draw:frame presentation:style-name="pr6" draw:layer="layout" svg:width="14.75cm" svg:height="11.798cm" svg:x="2.752cm" svg:y="12.775cm" presentation:class="notes" presentation:placeholder="true">
            <draw:text-box/>
          </draw:frame>
        </presentation:notes>
      </draw:page>
      <draw:page draw:name="Local Variables and Parameter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Local Variables and Parameter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2">Functions can define <text:span text:style-name="T10">local</text:span> variables </text:p>
              </text:list-item>
            </text:list>
            <text:list text:style-name="L4">
              <text:list-item>
                <text:list>
                  <text:list-item>
                    <text:p text:style-name="P13">Created upon entry to the function</text:p>
                  </text:list-item>
                  <text:list-item>
                    <text:p text:style-name="P13">Destroyed upon departure and value not retained across calls</text:p>
                    <text:list>
                      <text:list-item>
                        <text:p text:style-name="P13">Exception: “static” storage class (see chapter 4 of K&amp;R)</text:p>
                      </text:list-item>
                    </text:list>
                  </text:list-item>
                </text:list>
              </text:list-item>
            </text:list>
            <text:list text:style-name="L3">
              <text:list-item>
                <text:p text:style-name="P12">Function <text:span text:style-name="T10">parameters</text:span> behave like initialized local variables</text:p>
              </text:list-item>
            </text:list>
            <text:list text:style-name="L4">
              <text:list-item>
                <text:list>
                  <text:list-item>
                    <text:p text:style-name="P13">Values copied into “local variables”</text:p>
                  </text:list-item>
                  <text:list-item>
                    <text:p text:style-name="P13">C is pass by value (so must use pointers to do “pass by reference”)</text:p>
                  </text:list-item>
                </text:list>
              </text:list-item>
            </text:list>
          </draw:text-box>
        </draw:frame>
        <presentation:notes draw:style-name="dp2">
          <draw:page-thumbnail draw:layer="layout" svg:width="13.428cm" svg:height="10.072cm" svg:x="3.545cm" svg:y="1.967cm" draw:page-number="5" presentation:class="page"/>
          <draw:frame presentation:style-name="pr6" draw:layer="layout" svg:width="14.75cm" svg:height="11.798cm" svg:x="2.752cm" svg:y="12.775cm" presentation:class="notes" presentation:placeholder="true">
            <draw:text-box/>
          </draw:frame>
        </presentation:notes>
      </draw:page>
      <draw:page draw:name="Local Variables &amp; Parameter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Local Variables &amp; Parameters</text:p>
              </text:list-header>
            </text:list>
          </draw:text-box>
        </draw:frame>
        <draw:frame presentation:style-name="pr8" draw:text-style-name="P2" draw:layer="layout" svg:width="17.78cm" svg:height="13.123cm" svg:x="1.27cm" svg:y="3.386cm" presentation:class="outline" presentation:user-transformed="true">
          <draw:text-box>
            <text:list text:style-name="L3">
              <text:list-item>
                <text:p text:style-name="P14"><text:span text:style-name="T11">Function parameters and local definitions</text:span><text:span text:style-name="T11"><text:line-break/></text:span><text:span text:style-name="T11">“hide” outer-level definitions (gcc -Wshadow)</text:span></text:p>
                <text:p text:style-name="P14"><text:span text:style-name="T11"/></text:p>
              </text:list-item>
            </text:list>
            <text:list text:style-name="L6">
              <text:list-item>
                <text:list>
                  <text:list-item>
                    <text:list>
                      <text:list-header>
                        <text:p text:style-name="P15"><text:span text:style-name="T12">int </text:span><text:span text:style-name="T13">x</text:span><text:span text:style-name="T12">, </text:span><text:span text:style-name="T14">y</text:span><text:span text:style-name="T12">;</text:span></text:p>
                        <text:p text:style-name="P15"><text:span text:style-name="T12"/></text:p>
                        <text:p text:style-name="P15"><text:span text:style-name="T12">. . .</text:span></text:p>
                        <text:p text:style-name="P15"><text:span text:style-name="T12"/></text:p>
                        <text:p text:style-name="P15"><text:span text:style-name="T12">void f(int </text:span><text:span text:style-name="T15">x</text:span><text:span text:style-name="T12">, int </text:span><text:span text:style-name="T16">a</text:span><text:span text:style-name="T12">) {</text:span></text:p>
                        <text:p text:style-name="P15"><text:span text:style-name="T12"><text:s text:c="4"/></text:span><text:span text:style-name="T12">int b;</text:span></text:p>
                        <text:p text:style-name="P15"><text:span text:style-name="T12"><text:s text:c="4"/></text:span><text:span text:style-name="T12">. . . </text:span></text:p>
                        <text:p text:style-name="P15"><text:span text:style-name="T12"><text:s text:c="4"/></text:span><text:span text:style-name="T14">y</text:span><text:span text:style-name="T12"> = </text:span><text:span text:style-name="T15">x</text:span><text:span text:style-name="T12"> + </text:span><text:span text:style-name="T16">a</text:span><text:span text:style-name="T12"> * b;</text:span></text:p>
                        <text:p text:style-name="P15"><text:span text:style-name="T12"><text:s text:c="4"/></text:span><text:span text:style-name="T12">if (. . .) {</text:span></text:p>
                        <text:p text:style-name="P15"><text:span text:style-name="T12"><text:s text:c="8"/></text:span><text:span text:style-name="T12">int </text:span><text:span text:style-name="T17">a</text:span><text:span text:style-name="T12">;</text:span></text:p>
                        <text:p text:style-name="P15"><text:span text:style-name="T12"><text:s text:c="8"/></text:span><text:span text:style-name="T12">. . .</text:span></text:p>
                        <text:p text:style-name="P15"><text:span text:style-name="T12"><text:s text:c="8"/></text:span><text:span text:style-name="T14">y</text:span><text:span text:style-name="T12"> = </text:span><text:span text:style-name="T15">x</text:span><text:span text:style-name="T12"> + </text:span><text:span text:style-name="T17">a</text:span><text:span text:style-name="T12"> * b;</text:span></text:p>
                        <text:p text:style-name="P15"><text:span text:style-name="T12"><text:s text:c="4"/></text:span><text:span text:style-name="T12">}</text:span></text:p>
                        <text:p text:style-name="P16"><text:span text:style-name="T12">}</text:span></text:p>
                      </text:list-header>
                    </text:list>
                  </text:list-item>
                </text:list>
              </text:list-item>
            </text:list>
          </draw:text-box>
        </draw:frame>
        <draw:g draw:id="id1">
          <draw:line draw:style-name="gr2" draw:text-style-name="P10" draw:layer="layout" svg:x1="19.645cm" svg:y1="8.678cm" svg:x2="7.368cm" svg:y2="10.795cm">
            <text:p/>
          </draw:line>
          <draw:line draw:style-name="gr3" draw:text-style-name="P10" draw:layer="layout" svg:x1="19.646cm" svg:y1="8.677cm" svg:x2="5.464cm" svg:y2="6.772cm">
            <text:p/>
          </draw:line>
          <draw:custom-shape draw:style-name="gr4" draw:text-style-name="P2" draw:layer="layout" svg:width="4.054cm" svg:height="1.277cm" svg:x="19.649cm" svg:y="8.043cm">
            <text:list text:style-name="L7">
              <text:list-header>
                <text:p text:style-name="P4">different x</text:p>
              </text:list-header>
            </text:list>
            <draw:enhanced-geometry svg:viewBox="0 0 21600 21600" draw:type="mso-spt202" draw:enhanced-path="M 0 0 L 21600 0 21600 21600 0 21600 0 0 Z N"/>
          </draw:custom-shape>
        </draw:g>
        <draw:g draw:id="id2">
          <draw:line draw:style-name="gr5" draw:text-style-name="P10" draw:layer="layout" svg:x1="19.473cm" svg:y1="11.641cm" svg:x2="6.773cm" svg:y2="6.773cm">
            <text:p/>
          </draw:line>
          <draw:line draw:style-name="gr5" draw:text-style-name="P10" draw:layer="layout" svg:x1="19.472cm" svg:y1="11.641cm" svg:x2="7.195cm" svg:y2="13.335cm">
            <text:p/>
          </draw:line>
          <draw:custom-shape draw:style-name="gr4" draw:text-style-name="P2" draw:layer="layout" svg:width="2.881cm" svg:height="1.277cm" svg:x="19.688cm" svg:y="11.006cm">
            <text:list text:style-name="L7">
              <text:list-header>
                <text:p text:style-name="P4">same y</text:p>
              </text:list-header>
            </text:list>
            <draw:enhanced-geometry svg:viewBox="0 0 21600 21600" draw:type="mso-spt202" draw:enhanced-path="M 0 0 L 21600 0 21600 21600 0 21600 0 0 Z N"/>
          </draw:custom-shape>
        </draw:g>
        <draw:g draw:id="id3">
          <draw:line draw:style-name="gr6" draw:text-style-name="P10" draw:layer="layout" svg:x1="19.269cm" svg:y1="15.239cm" svg:x2="8.474cm" svg:y2="10.582cm">
            <text:p/>
          </draw:line>
          <draw:line draw:style-name="gr7" draw:text-style-name="P10" draw:layer="layout" svg:x1="19.27cm" svg:y1="15.239cm" svg:x2="9.956cm" svg:y2="13.334cm">
            <text:p/>
          </draw:line>
          <draw:custom-shape draw:style-name="gr4" draw:text-style-name="P2" draw:layer="layout" svg:width="4.007cm" svg:height="1.277cm" svg:x="19.273cm" svg:y="14.605cm">
            <text:list text:style-name="L7">
              <text:list-header>
                <text:p text:style-name="P4">different a</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 smil:attributeName="visibility" smil:to="hidden"/>
                </anim:par>
              </anim:par>
            </anim:par>
          </anim:seq>
        </anim:par>
        <presentation:notes draw:style-name="dp2">
          <draw:page-thumbnail draw:layer="layout" svg:width="13.428cm" svg:height="10.072cm" svg:x="3.545cm" svg:y="1.967cm" draw:page-number="6" presentation:class="page"/>
          <draw:frame presentation:style-name="pr9" draw:text-style-name="P2" draw:layer="layout" svg:width="14.75cm" svg:height="11.797cm" svg:x="2.752cm" svg:y="12.775cm" presentation:class="notes" presentation:user-transformed="true">
            <draw:text-box>
              <text:list text:style-name="L7">
                <text:list-header>
                  <text:p text:style-name="P17"><text:span text:style-name="T4">-Wshadow: to warn when one variable is shadowing another variable</text:span></text:p>
                </text:list-header>
              </text:list>
            </draw:text-box>
          </draw:frame>
        </presentation:notes>
      </draw:page>
      <draw:page draw:name="page7"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Local Variables &amp; Parameters</text:p>
              </text:list-header>
            </text:list>
          </draw:text-box>
        </draw:frame>
        <draw:frame presentation:style-name="pr10" draw:text-style-name="P2" draw:layer="layout" svg:width="22.437cm" svg:height="11.43cm" svg:x="1.269cm" svg:y="3.387cm" presentation:class="outline" presentation:user-transformed="true">
          <draw:text-box>
            <text:list text:style-name="L3">
              <text:list-item>
                <text:p text:style-name="P3"><text:span text:style-name="T4">Cannot declare the same variable twice in one scope</text:span></text:p>
              </text:list-item>
            </text:list>
            <text:list text:style-name="L8">
              <text:list-header>
                <text:p text:style-name="P18"><text:span text:style-name="T8"/></text:p>
              </text:list-header>
            </text:list>
            <text:list text:style-name="L6">
              <text:list-item>
                <text:list>
                  <text:list-item>
                    <text:list>
                      <text:list-header>
                        <text:p text:style-name="P8"><text:span text:style-name="T7">void f(int x) {</text:span></text:p>
                        <text:p text:style-name="P8"><text:span text:style-name="T7"><text:s text:c="4"/></text:span><text:span text:style-name="T7">int x; <text:s text:c="13"/></text:span><text:span text:style-name="T18">error!</text:span></text:p>
                        <text:p text:style-name="P8"><text:span text:style-name="T7"><text:s text:c="4"/></text:span><text:span text:style-name="T7">. . . </text:span></text:p>
                        <text:p text:style-name="P8"><text:span text:style-name="T7">}</text:span></text:p>
                      </text:list-header>
                    </text:list>
                  </text:list-item>
                </text:list>
              </text:list-item>
            </text:list>
          </draw:text-box>
        </draw:frame>
        <draw:line draw:style-name="gr8" draw:text-style-name="P10" draw:layer="layout" svg:x1="13.334cm" svg:y1="7.408cm" svg:x2="9.101cm" svg:y2="7.408cm">
          <text:p/>
        </draw:line>
        <presentation:notes draw:style-name="dp2">
          <draw:page-thumbnail draw:layer="layout" svg:width="13.428cm" svg:height="10.072cm" svg:x="3.545cm" svg:y="1.967cm" draw:page-number="7" presentation:class="page"/>
          <draw:frame presentation:style-name="pr6" draw:layer="layout" svg:width="14.75cm" svg:height="11.798cm" svg:x="2.752cm" svg:y="12.775cm" presentation:class="notes" presentation:placeholder="true">
            <draw:text-box/>
          </draw:frame>
        </presentation:notes>
      </draw:page>
      <draw:page draw:name="Scope Example" draw:style-name="dp1" draw:master-page-name="Varsayılan" presentation:presentation-page-layout-name="AL3T3">
        <draw:frame presentation:style-name="pr4" draw:text-style-name="P2" draw:layer="layout" svg:width="23.706cm" svg:height="1.906cm" svg:x="0.847cm" svg:y="1.057cm" presentation:class="title" presentation:user-transformed="true">
          <draw:text-box>
            <text:list text:style-name="L2">
              <text:list-header>
                <text:p text:style-name="P4">Scope Example</text:p>
              </text:list-header>
            </text:list>
          </draw:text-box>
        </draw:frame>
        <draw:frame presentation:style-name="pr11" draw:text-style-name="P2" draw:layer="layout" svg:width="19.896cm" svg:height="14.816cm" svg:x="1.482cm" svg:y="3.387cm" presentation:class="outline" presentation:user-transformed="true">
          <draw:text-box>
            <text:list text:style-name="L6">
              <text:list-item>
                <text:list>
                  <text:list-item>
                    <text:list>
                      <text:list-header>
                        <text:p text:style-name="P19"><text:span text:style-name="T19">int a, b;</text:span></text:p>
                        <text:p text:style-name="P19"><text:span text:style-name="T19"/></text:p>
                        <text:p text:style-name="P19"><text:span text:style-name="T19">void f(int a) {</text:span></text:p>
                        <text:p text:style-name="P19"><text:span text:style-name="T19"><text:s text:c="4"/></text:span><text:span text:style-name="T19">a = 3;</text:span></text:p>
                        <text:p text:style-name="P19"><text:span text:style-name="T19"><text:s text:c="4"/></text:span><text:span text:style-name="T19">{</text:span></text:p>
                        <text:p text:style-name="P19"><text:span text:style-name="T19"><text:s text:c="8"/></text:span><text:span text:style-name="T19">int b = 4;</text:span></text:p>
                        <text:p text:style-name="P19"><text:span text:style-name="T19"><text:s text:c="8"/></text:span><text:span text:style-name="T20">printf(“a=%d, b=%d\n”, a, b);</text:span></text:p>
                        <text:p text:style-name="P19"><text:span text:style-name="T19"><text:s text:c="4"/></text:span><text:span text:style-name="T19">}</text:span></text:p>
                        <text:p text:style-name="P19"><text:span text:style-name="T19"><text:s text:c="4"/></text:span><text:span text:style-name="T21">printf(“a=%d, b=%d\n”, a, b);</text:span></text:p>
                        <text:p text:style-name="P19"><text:span text:style-name="T19"><text:s text:c="4"/></text:span><text:span text:style-name="T19">b = 5;</text:span></text:p>
                        <text:p text:style-name="P19"><text:span text:style-name="T19">}</text:span></text:p>
                        <text:p text:style-name="P19"><text:span text:style-name="T19"/></text:p>
                        <text:p text:style-name="P19"><text:span text:style-name="T19"/></text:p>
                        <text:p text:style-name="P19"><text:span text:style-name="T19">int main (void) {</text:span></text:p>
                        <text:p text:style-name="P19"><text:span text:style-name="T19"><text:s text:c="4"/></text:span><text:span text:style-name="T19">a = 1; b = 2;</text:span></text:p>
                        <text:p text:style-name="P19"><text:span text:style-name="T19"><text:s text:c="4"/></text:span><text:span text:style-name="T19">f(a);</text:span></text:p>
                        <text:p text:style-name="P19"><text:span text:style-name="T19"><text:s text:c="4"/></text:span><text:span text:style-name="T22">printf(“a=%d, b=%d\n”, a, b);</text:span></text:p>
                        <text:p text:style-name="P19"><text:span text:style-name="T19"><text:s text:c="4"/></text:span><text:span text:style-name="T19">return 0;</text:span></text:p>
                        <text:p text:style-name="P19"><text:span text:style-name="T19">}</text:span></text:p>
                      </text:list-header>
                    </text:list>
                  </text:list-item>
                </text:list>
              </text:list-item>
            </text:list>
          </draw:text-box>
        </draw:frame>
        <presentation:notes draw:style-name="dp2">
          <draw:page-thumbnail draw:layer="layout" svg:width="13.428cm" svg:height="10.072cm" svg:x="3.545cm" svg:y="1.967cm" draw:page-number="8" presentation:class="page"/>
          <draw:frame presentation:style-name="pr9" draw:text-style-name="P2" draw:layer="layout" svg:width="14.75cm" svg:height="11.797cm" svg:x="2.752cm" svg:y="12.775cm" presentation:class="notes" presentation:user-transformed="true">
            <draw:text-box>
              <text:list text:style-name="L7">
                <text:list-header>
                  <text:p text:style-name="P17">What does this print?</text:p>
                  <text:p text:style-name="P17"><text:s text:c="2"/>a = 3, b = 4</text:p>
                  <text:p text:style-name="P17"><text:s text:c="2"/>a = 3, b = 2</text:p>
                  <text:p text:style-name="P17"><text:s text:c="2"/>a = 1, b = 5</text:p>
                </text:list-header>
              </text:list>
            </draw:text-box>
          </draw:frame>
        </presentation:notes>
      </draw:page>
      <draw:page draw:name="Scope: Another Example" draw:style-name="dp1" draw:master-page-name="Varsayılan" presentation:presentation-page-layout-name="AL4T19">
        <draw:frame presentation:style-name="pr4" draw:text-style-name="P2" draw:layer="layout" svg:width="23.706cm" svg:height="1.906cm" svg:x="0.847cm" svg:y="1.057cm" presentation:class="title" presentation:user-transformed="true">
          <draw:text-box>
            <text:list text:style-name="L2">
              <text:list-header>
                <text:p text:style-name="P4">Scope: Another Example</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4"/></text:p>
              <text:p text:style-name="P20"><text:span text:style-name="T24"/></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9" presentation:class="page"/>
          <draw:frame presentation:style-name="pr6" draw:layer="layout" svg:width="14.75cm" svg:height="11.798cm" svg:x="2.752cm" svg:y="12.775cm" presentation:class="notes" presentation:placeholder="true">
            <draw:text-box/>
          </draw:frame>
        </presentation:notes>
      </draw:page>
      <draw:page draw:name="Scope:   A" draw:style-name="dp1" draw:master-page-name="Varsayılan" presentation:presentation-page-layout-name="AL2T1">
        <draw:custom-shape draw:style-name="gr10" draw:text-style-name="P2" draw:layer="layout" svg:width="0.846cm" svg:height="0.846cm" svg:x="11.007cm" svg:y="4.022cm">
          <text:p/>
          <draw:enhanced-geometry svg:viewBox="0 0 21600 21600" draw:type="rectangle" draw:enhanced-path="M 0 0 L 21600 0 21600 21600 0 21600 0 0 Z N"/>
        </draw:custom-shape>
        <draw:custom-shape draw:style-name="gr11" draw:text-style-name="P2" draw:layer="layout" svg:width="8.466cm" svg:height="1.694cm" svg:x="7.197cm" svg:y="4.868cm">
          <text:p/>
          <draw:enhanced-geometry svg:viewBox="0 0 21600 21600" draw:type="rectangle" draw:enhanced-path="M 0 0 L 21600 0 21600 21600 0 21600 0 0 Z N"/>
        </draw:custom-shape>
        <draw:custom-shape draw:style-name="gr11" draw:text-style-name="P2" draw:layer="layout" svg:width="8.467cm" svg:height="9.101cm" svg:x="1.693cm" svg:y="8.467cm">
          <text:p/>
          <draw:enhanced-geometry svg:viewBox="0 0 21600 21600" draw:type="rectangle" draw:enhanced-path="M 0 0 L 21600 0 21600 21600 0 21600 0 0 Z N"/>
        </draw:custom-shape>
        <draw:custom-shape draw:style-name="gr11" draw:text-style-name="P2" draw:layer="layout" svg:width="8.466cm" svg:height="9.101cm" svg:x="12.277cm" svg:y="8.46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Scope: <text:s/><text:span text:style-name="T3"><text:s/></text:span><text:span text:style-name="T26">A</text:span></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3"/></text:p>
              <text:p text:style-name="P20"><text:span text:style-name="T23"/></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0" presentation:class="page"/>
          <draw:frame presentation:style-name="pr6" draw:layer="layout" svg:width="14.75cm" svg:height="11.798cm" svg:x="2.752cm" svg:y="12.775cm" presentation:class="notes" presentation:placeholder="true">
            <draw:text-box/>
          </draw:frame>
        </presentation:notes>
      </draw:page>
      <draw:page draw:name="Scope:   B" draw:style-name="dp1" draw:master-page-name="Varsayılan" presentation:presentation-page-layout-name="AL2T1">
        <draw:custom-shape draw:style-name="gr10" draw:text-style-name="P2" draw:layer="layout" svg:width="0.847cm" svg:height="0.847cm" svg:x="3.175cm" svg:y="9.313cm">
          <text:p/>
          <draw:enhanced-geometry svg:viewBox="0 0 21600 21600" draw:type="rectangle" draw:enhanced-path="M 0 0 L 21600 0 21600 21600 0 21600 0 0 Z N"/>
        </draw:custom-shape>
        <draw:custom-shape draw:style-name="gr11" draw:text-style-name="P2" draw:layer="layout" svg:width="8.467cm" svg:height="7.62cm" svg:x="1.693cm" svg:y="9.94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Scope: <text:s/><text:span text:style-name="T3"><text:s/></text:span><text:span text:style-name="T26">B</text:span></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4"/></text:p>
              <text:p text:style-name="P20"><text:span text:style-name="T24"/></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1" presentation:class="page"/>
          <draw:frame presentation:style-name="pr6" draw:layer="layout" svg:width="14.75cm" svg:height="11.798cm" svg:x="2.752cm" svg:y="12.775cm" presentation:class="notes" presentation:placeholder="true">
            <draw:text-box/>
          </draw:frame>
        </presentation:notes>
      </draw:page>
      <draw:page draw:name="Scope:   C" draw:style-name="dp1" draw:master-page-name="Varsayılan" presentation:presentation-page-layout-name="AL2T1">
        <draw:custom-shape draw:style-name="gr10" draw:text-style-name="P2" draw:layer="layout" svg:width="0.847cm" svg:height="0.846cm" svg:x="5.503cm" svg:y="10.372cm">
          <text:p/>
          <draw:enhanced-geometry svg:viewBox="0 0 21600 21600" draw:type="rectangle" draw:enhanced-path="M 0 0 L 21600 0 21600 21600 0 21600 0 0 Z N"/>
        </draw:custom-shape>
        <draw:custom-shape draw:style-name="gr11" draw:text-style-name="P2" draw:layer="layout" svg:width="8.467cm" svg:height="2.751cm" svg:x="1.693cm" svg:y="11.00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Scope: <text:s/><text:span text:style-name="T3"><text:s/></text:span><text:span text:style-name="T26">C</text:span></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4"/></text:p>
              <text:p text:style-name="P20"><text:span text:style-name="T24"/></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2" presentation:class="page"/>
          <draw:frame presentation:style-name="pr6" draw:layer="layout" svg:width="14.75cm" svg:height="11.798cm" svg:x="2.752cm" svg:y="12.775cm" presentation:class="notes" presentation:placeholder="true">
            <draw:text-box/>
          </draw:frame>
        </presentation:notes>
      </draw:page>
      <draw:page draw:name="Scope:   D" draw:style-name="dp1" draw:master-page-name="Varsayılan" presentation:presentation-page-layout-name="AL2T1">
        <draw:custom-shape draw:style-name="gr10" draw:text-style-name="P2" draw:layer="layout" svg:width="0.847cm" svg:height="0.846cm" svg:x="3.81cm" svg:y="11.007cm">
          <text:p/>
          <draw:enhanced-geometry svg:viewBox="0 0 21600 21600" draw:type="rectangle" draw:enhanced-path="M 0 0 L 21600 0 21600 21600 0 21600 0 0 Z N"/>
        </draw:custom-shape>
        <draw:custom-shape draw:style-name="gr11" draw:text-style-name="P2" draw:layer="layout" svg:width="8.467cm" svg:height="2.328cm" svg:x="1.693cm" svg:y="11.43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Scope: <text:s/><text:span text:style-name="T3"><text:s/></text:span><text:span text:style-name="T26">D</text:span></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3"/></text:p>
              <text:p text:style-name="P20"><text:span text:style-name="T23"/></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3" presentation:class="page"/>
          <draw:frame presentation:style-name="pr6" draw:layer="layout" svg:width="14.75cm" svg:height="11.798cm" svg:x="2.752cm" svg:y="12.775cm" presentation:class="notes" presentation:placeholder="true">
            <draw:text-box/>
          </draw:frame>
        </presentation:notes>
      </draw:page>
      <draw:page draw:name="Scope:   E" draw:style-name="dp1" draw:master-page-name="Varsayılan" presentation:presentation-page-layout-name="AL2T1">
        <draw:custom-shape draw:style-name="gr10" draw:text-style-name="P2" draw:layer="layout" svg:width="0.847cm" svg:height="0.847cm" svg:x="4.868cm" svg:y="11.853cm">
          <text:p/>
          <draw:enhanced-geometry svg:viewBox="0 0 21600 21600" draw:type="rectangle" draw:enhanced-path="M 0 0 L 21600 0 21600 21600 0 21600 0 0 Z N"/>
        </draw:custom-shape>
        <draw:custom-shape draw:style-name="gr11" draw:text-style-name="P2" draw:layer="layout" svg:width="8.467cm" svg:height="0.635cm" svg:x="1.693cm" svg:y="12.48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Scope: <text:s/><text:span text:style-name="T3"><text:s/></text:span><text:span text:style-name="T26">E</text:span></text:p>
              </text:list-header>
            </text:list>
          </draw:text-box>
        </draw:frame>
        <draw:custom-shape draw:style-name="gr9" draw:text-style-name="P2" draw:layer="layout" svg:width="8.467cm" svg:height="9.948cm" svg:x="1.693cm" svg:y="7.62cm">
          <text:list text:style-name="L9">
            <text:list-header>
              <text:p text:style-name="P20"><text:span text:style-name="T23">#include “interface.h”</text:span></text:p>
              <text:p text:style-name="P20"><text:span text:style-name="T23"/></text:p>
              <text:p text:style-name="P20"><text:span text:style-name="T23">int A;</text:span></text:p>
              <text:p text:style-name="P20"><text:span text:style-name="T23">int B;</text:span></text:p>
              <text:p text:style-name="P20"><text:span text:style-name="T23"/></text:p>
              <text:p text:style-name="P20"><text:span text:style-name="T23">void f(int C) {</text:span></text:p>
              <text:p text:style-name="P20"><text:span text:style-name="T23"><text:s text:c="2"/></text:span><text:span text:style-name="T23">int D;</text:span></text:p>
              <text:p text:style-name="P20"><text:span text:style-name="T23"><text:s text:c="2"/></text:span><text:span text:style-name="T23">if (...) {</text:span></text:p>
              <text:p text:style-name="P20"><text:span text:style-name="T23"><text:s text:c="5"/></text:span><text:span text:style-name="T23">int E;</text:span></text:p>
              <text:p text:style-name="P20"><text:span text:style-name="T23"><text:s text:c="5"/></text:span><text:span text:style-name="T23">...</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9.948cm" svg:x="12.277cm" svg:y="7.62cm">
          <text:list text:style-name="L9">
            <text:list-header>
              <text:p text:style-name="P20"><text:span text:style-name="T23">#include “interface.h”</text:span></text:p>
              <text:p text:style-name="P20"><text:span text:style-name="T23"/></text:p>
              <text:p text:style-name="P20"><text:span text:style-name="T23"/></text:p>
              <text:p text:style-name="P20"><text:span text:style-name="T23">int J;</text:span></text:p>
              <text:p text:style-name="P20"><text:span text:style-name="T23"/></text:p>
              <text:p text:style-name="P20"><text:span text:style-name="T23">void m(...) {</text:span></text:p>
              <text:p text:style-name="P20"><text:span text:style-name="T23"><text:s text:c="2"/></text:span><text:span text:style-name="T23">int K;</text:span></text:p>
              <text:p text:style-name="P20"><text:span text:style-name="T23"><text:s text:c="2"/></text:span><text:span text:style-name="T23">...</text:span></text:p>
              <text:p text:style-name="P20"><text:span text:style-name="T23">}</text:span></text:p>
              <text:p text:style-name="P20"><text:span text:style-name="T23"/></text:p>
              <text:p text:style-name="P20"><text:span text:style-name="T23">void g(...) {</text:span></text:p>
              <text:p text:style-name="P20"><text:span text:style-name="T23"><text:s text:c="3"/></text:span><text:span text:style-name="T23">int H;</text:span></text:p>
              <text:p text:style-name="P20"><text:span text:style-name="T23"><text:s text:c="2"/></text:span><text:span text:style-name="T23">...</text:span></text:p>
              <text:p text:style-name="P20"><text:span text:style-name="T23">}</text:span></text:p>
            </text:list-header>
          </text:list>
          <draw:enhanced-geometry svg:viewBox="0 0 21600 21600" draw:type="rectangle" draw:enhanced-path="M 0 0 L 21600 0 21600 21600 0 21600 0 0 Z N"/>
        </draw:custom-shape>
        <draw:custom-shape draw:style-name="gr9" draw:text-style-name="P2" draw:layer="layout" svg:width="8.466cm" svg:height="2.54cm" svg:x="7.197cm" svg:y="4.022cm">
          <text:list text:style-name="L9">
            <text:list-header>
              <text:p text:style-name="P20"><text:span text:style-name="T23">extern int A;</text:span></text:p>
              <text:p text:style-name="P20"><text:span text:style-name="T23"/></text:p>
              <text:p text:style-name="P20"><text:span text:style-name="T23">void f(int C);</text:span></text:p>
              <text:p text:style-name="P20"><text:span text:style-name="T24"/></text:p>
              <text:p text:style-name="P20"><text:span text:style-name="T24"/></text:p>
            </text:list-header>
          </text:list>
          <draw:enhanced-geometry svg:viewBox="0 0 21600 21600" draw:type="rectangle" draw:enhanced-path="M 0 0 L 21600 0 21600 21600 0 21600 0 0 Z N"/>
        </draw:custom-shape>
        <draw:custom-shape draw:style-name="gr4" draw:text-style-name="P2" draw:layer="layout" svg:width="3.423cm" svg:height="1.023cm" svg:x="1.49cm" svg:y="6.773cm">
          <text:list text:style-name="L10">
            <text:list-header>
              <text:p text:style-name="P21"><text:span text:style-name="T25">module1.c</text:span></text:p>
            </text:list-header>
          </text:list>
          <draw:enhanced-geometry svg:viewBox="0 0 21600 21600" draw:type="mso-spt202" draw:enhanced-path="M 0 0 L 21600 0 21600 21600 0 21600 0 0 Z N"/>
        </draw:custom-shape>
        <draw:custom-shape draw:style-name="gr4" draw:text-style-name="P2" draw:layer="layout" svg:width="3.423cm" svg:height="1.023cm" svg:x="12.073cm" svg:y="6.773cm">
          <text:list text:style-name="L10">
            <text:list-header>
              <text:p text:style-name="P21"><text:span text:style-name="T25">module2.c</text:span></text:p>
            </text:list-header>
          </text:list>
          <draw:enhanced-geometry svg:viewBox="0 0 21600 21600" draw:type="mso-spt202" draw:enhanced-path="M 0 0 L 21600 0 21600 21600 0 21600 0 0 Z N"/>
        </draw:custom-shape>
        <draw:custom-shape draw:style-name="gr4" draw:text-style-name="P2" draw:layer="layout" svg:width="3.461cm" svg:height="1.023cm" svg:x="6.992cm" svg:y="3.175cm">
          <text:list text:style-name="L10">
            <text:list-header>
              <text:p text:style-name="P21"><text:span text:style-name="T25">interface.h</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4" presentation:class="page"/>
          <draw:frame presentation:style-name="pr6" draw:layer="layout" svg:width="14.75cm" svg:height="11.798cm" svg:x="2.752cm" svg:y="12.775cm" presentation:class="notes" presentation:placeholder="true">
            <draw:text-box/>
          </draw:frame>
        </presentation:notes>
      </draw:page>
      <draw:page draw:name="Scope: Keeping it Simpl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Scope: Keeping it Simple</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Avoid duplicate variable names</text:p>
              </text:list-item>
            </text:list>
            <text:list text:style-name="L4">
              <text:list-item>
                <text:list>
                  <text:list-item>
                    <text:p text:style-name="P11">Don’t give a global and a local variable the same name</text:p>
                  </text:list-item>
                  <text:list-item>
                    <text:p text:style-name="P11">But, duplicating local variables across different functions is okay</text:p>
                    <text:list>
                      <text:list-item>
                        <text:p text:style-name="P11">E.g., array index of <text:span text:style-name="T27">i</text:span> in many functions</text:p>
                      </text:list-item>
                    </text:list>
                  </text:list-item>
                </text:list>
              </text:list-item>
            </text:list>
            <text:list text:style-name="L3">
              <text:list-item>
                <text:p text:style-name="P3">Avoid narrow scopes</text:p>
              </text:list-item>
            </text:list>
            <text:list text:style-name="L4">
              <text:list-item>
                <text:list>
                  <text:list-item>
                    <text:p text:style-name="P11">Avoid defining scope within just a portion of a function</text:p>
                    <text:list>
                      <text:list-item>
                        <text:p text:style-name="P11">Even though this reduces the storage demands somewhat</text:p>
                      </text:list-item>
                    </text:list>
                  </text:list-item>
                </text:list>
              </text:list-item>
            </text:list>
            <text:list text:style-name="L3">
              <text:list-item>
                <text:p text:style-name="P3">Use narrow scopes judiciously</text:p>
              </text:list-item>
            </text:list>
            <text:list text:style-name="L4">
              <text:list-item>
                <text:list>
                  <text:list-item>
                    <text:p text:style-name="P11">Avoid re-defining same/close names in narrow scopes</text:p>
                  </text:list-item>
                </text:list>
              </text:list-item>
            </text:list>
            <text:list text:style-name="L3">
              <text:list-item>
                <text:p text:style-name="P3">Define global variables at the start of the file</text:p>
              </text:list-item>
            </text:list>
            <text:list text:style-name="L4">
              <text:list-item>
                <text:list>
                  <text:list-item>
                    <text:p text:style-name="P11">Makes them visible to all functions in the file</text:p>
                  </text:list-item>
                  <text:list-item>
                    <text:p text:style-name="P11">Though, avoiding global variables whenever possible is useful</text:p>
                  </text:list-item>
                </text:list>
              </text:list-item>
            </text:list>
          </draw:text-box>
        </draw:frame>
        <presentation:notes draw:style-name="dp2">
          <draw:page-thumbnail draw:layer="layout" svg:width="13.428cm" svg:height="10.072cm" svg:x="3.545cm" svg:y="1.967cm" draw:page-number="15" presentation:class="page"/>
          <draw:frame presentation:style-name="pr6" draw:layer="layout" svg:width="14.75cm" svg:height="11.798cm" svg:x="2.752cm" svg:y="12.775cm" presentation:class="notes" presentation:placeholder="true">
            <draw:text-box/>
          </draw:frame>
        </presentation:notes>
      </draw:page>
      <draw:page draw:name="Scope and Programming Styl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Scope and Programming Style</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Avoid using same names for different purposes</text:span></text:p>
              </text:list-item>
            </text:list>
            <text:list text:style-name="L4">
              <text:list-item>
                <text:list>
                  <text:list-item>
                    <text:p text:style-name="P11"><text:span text:style-name="T4">Use different naming conventions for globals and locals</text:span></text:p>
                  </text:list-item>
                  <text:list-item>
                    <text:p text:style-name="P11"><text:span text:style-name="T4">Avoid changing function arguments</text:span></text:p>
                  </text:list-item>
                  <text:list-item>
                    <text:p text:style-name="P11"><text:span text:style-name="T4">But, duplicating local variables across different functions is okay</text:span></text:p>
                    <text:list>
                      <text:list-item>
                        <text:p text:style-name="P11"><text:span text:style-name="T4">E.g., array index of </text:span><text:span text:style-name="T8">i</text:span><text:span text:style-name="T4"> in many functions</text:span></text:p>
                      </text:list-item>
                    </text:list>
                  </text:list-item>
                </text:list>
              </text:list-item>
            </text:list>
            <text:list text:style-name="L3">
              <text:list-item>
                <text:p text:style-name="P3"><text:span text:style-name="T4">Define global variables at the start of the file</text:span></text:p>
              </text:list-item>
            </text:list>
            <text:list text:style-name="L4">
              <text:list-item>
                <text:list>
                  <text:list-item>
                    <text:p text:style-name="P11"><text:span text:style-name="T4">Makes them visible to all functions in the file</text:span></text:p>
                  </text:list-item>
                </text:list>
              </text:list-item>
            </text:list>
            <text:list text:style-name="L3">
              <text:list-item>
                <text:p text:style-name="P3"><text:span text:style-name="T4">Use function parameters rather than global variables</text:span></text:p>
              </text:list-item>
            </text:list>
            <text:list text:style-name="L4">
              <text:list-item>
                <text:list>
                  <text:list-item>
                    <text:p text:style-name="P11"><text:span text:style-name="T4">Avoids misunderstood dependencies</text:span></text:p>
                  </text:list-item>
                  <text:list-item>
                    <text:p text:style-name="P11"><text:span text:style-name="T4">Enables well-documented module interfaces </text:span></text:p>
                  </text:list-item>
                </text:list>
              </text:list-item>
            </text:list>
            <text:list text:style-name="L3">
              <text:list-item>
                <text:p text:style-name="P3"><text:span text:style-name="T4">Declare variables in smallest scope possible</text:span></text:p>
              </text:list-item>
            </text:list>
            <text:list text:style-name="L4">
              <text:list-item>
                <text:list>
                  <text:list-item>
                    <text:p text:style-name="P11"><text:span text:style-name="T4">Allows other programmers to find declarations more easily</text:span></text:p>
                  </text:list-item>
                  <text:list-item>
                    <text:p text:style-name="P11"><text:span text:style-name="T4">Minimizes dependencies between different sections of code</text:span></text:p>
                  </text:list-item>
                </text:list>
              </text:list-item>
            </text:list>
          </draw:text-box>
        </draw:frame>
        <presentation:notes draw:style-name="dp2">
          <draw:page-thumbnail draw:layer="layout" svg:width="13.428cm" svg:height="10.072cm" svg:x="3.545cm" svg:y="1.967cm" draw:page-number="16" presentation:class="page"/>
          <draw:frame presentation:style-name="pr6" draw:layer="layout" svg:width="14.75cm" svg:height="11.798cm" svg:x="2.752cm" svg:y="12.775cm" presentation:class="notes" presentation:placeholder="true">
            <draw:text-box/>
          </draw:frame>
        </presentation:notes>
      </draw:page>
      <draw:page draw:name="Testing" draw:style-name="dp1" draw:master-page-name="Başlık1" presentation:presentation-page-layout-name="AL1T0">
        <draw:frame presentation:style-name="pr12" draw:text-style-name="P2" draw:layer="layout" svg:width="21.59cm" svg:height="4.084cm" svg:x="1.905cm" svg:y="5.917cm" presentation:class="title" presentation:user-transformed="true">
          <draw:text-box>
            <text:list text:style-name="L1">
              <text:list-header>
                <text:p text:style-name="P1"><text:span text:style-name="T1">Testing</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Chapter 6 of “The Practice of Programming”</text:p>
              </text:list-header>
            </text:list>
          </draw:text-box>
        </draw:frame>
        <presentation:notes draw:style-name="dp2">
          <draw:page-thumbnail draw:layer="layout" svg:width="13.428cm" svg:height="10.072cm" svg:x="3.545cm" svg:y="1.967cm" draw:page-number="17" presentation:class="page"/>
          <draw:frame presentation:style-name="pr3" draw:layer="layout" svg:width="14.75cm" svg:height="11.798cm" svg:x="2.752cm" svg:y="12.775cm" presentation:class="notes" presentation:placeholder="true">
            <draw:text-box/>
          </draw:frame>
        </presentation:notes>
      </draw:page>
      <draw:page draw:name="Slide 18" draw:style-name="dp1" draw:master-page-name="Varsayılan" presentation:presentation-page-layout-name="AL2T1">
        <draw:frame presentation:style-name="pr13" draw:layer="layout" svg:width="23.706cm" svg:height="2.167cm" svg:x="0.847cm" svg:y="1.052cm" presentation:class="title" presentation:placeholder="true" presentation:user-transformed="true">
          <draw:text-box/>
        </draw:frame>
        <draw:custom-shape draw:style-name="gr4" draw:text-style-name="P2" draw:layer="layout" svg:width="23.705cm" svg:height="5.341cm" svg:x="1.256cm" svg:y="4.022cm">
          <text:list text:style-name="L11">
            <text:list-header>
              <text:p text:style-name="P4"><text:span text:style-name="T28">"On two occasions I have been asked [by members of Parliament!], </text:span></text:p>
              <text:p text:style-name="P4"><text:span text:style-name="T28">`Pray, Mr. Babbage, if you put into the machine wrong figures, will </text:span></text:p>
              <text:p text:style-name="P4"><text:span text:style-name="T28">the right answers come out?' I am not able rightly to apprehend the </text:span></text:p>
              <text:p text:style-name="P4"><text:span text:style-name="T28">kind of confusion of ideas that could provoke such a question." </text:span></text:p>
              <text:p text:style-name="P4"><text:span text:style-name="T29"><text:s text:c="3"/></text:span><text:span text:style-name="T29">-- Charles Babbage </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8" presentation:class="page"/>
          <draw:frame presentation:style-name="pr6" draw:layer="layout" svg:width="14.75cm" svg:height="11.798cm" svg:x="2.752cm" svg:y="12.775cm" presentation:class="notes" presentation:placeholder="true">
            <draw:text-box/>
          </draw:frame>
        </presentation:notes>
      </draw:page>
      <draw:page draw:name="Testing, Profiling, &amp; Instrument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ing, Profiling, &amp; Instrumentation</text:p>
              </text:list-header>
            </text:list>
          </draw:text-box>
        </draw:frame>
        <draw:frame presentation:style-name="pr14" draw:text-style-name="P2" draw:layer="layout" svg:width="23.495cm" svg:height="9.525cm" svg:x="1.269cm" svg:y="3.386cm" presentation:class="outline" presentation:user-transformed="true">
          <draw:text-box>
            <text:list text:style-name="L3">
              <text:list-item>
                <text:p text:style-name="P3">How do you know if your program is <text:span text:style-name="T30">correct</text:span>?</text:p>
              </text:list-item>
            </text:list>
            <text:list text:style-name="L4">
              <text:list-item>
                <text:list>
                  <text:list-item>
                    <text:p text:style-name="P11">Will it ever crash?</text:p>
                  </text:list-item>
                  <text:list-item>
                    <text:p text:style-name="P11">Does it ever produce the wrong answer?</text:p>
                  </text:list-item>
                  <text:list-item>
                    <text:p text:style-name="P11">How: testing, testing, testing, testing, …</text:p>
                  </text:list-item>
                </text:list>
              </text:list-item>
            </text:list>
            <text:list text:style-name="L3">
              <text:list-item>
                <text:p text:style-name="P3">How do you know if your program is <text:span text:style-name="T30">efficient</text:span>?</text:p>
              </text:list-item>
            </text:list>
            <text:list text:style-name="L4">
              <text:list-item>
                <text:list>
                  <text:list-item>
                    <text:p text:style-name="P11">How fast is your program?</text:p>
                  </text:list-item>
                  <text:list-item>
                    <text:p text:style-name="P11">Why is it slow for one input but not for another?</text:p>
                  </text:list-item>
                  <text:list-item>
                    <text:p text:style-name="P11">How much memory is it using?</text:p>
                  </text:list-item>
                  <text:list-item>
                    <text:p text:style-name="P11">How: timing, profiling, and instrumentation (later in the course)</text:p>
                  </text:list-item>
                </text:list>
              </text:list-item>
            </text:list>
          </draw:text-box>
        </draw:frame>
        <presentation:notes draw:style-name="dp2">
          <draw:page-thumbnail draw:layer="layout" svg:width="13.428cm" svg:height="10.072cm" svg:x="3.545cm" svg:y="1.967cm" draw:page-number="19" presentation:class="page"/>
          <draw:frame presentation:style-name="pr6" draw:layer="layout" svg:width="14.75cm" svg:height="11.798cm" svg:x="2.752cm" svg:y="12.775cm" presentation:class="notes" presentation:placeholder="true">
            <draw:text-box/>
          </draw:frame>
        </presentation:notes>
      </draw:page>
      <draw:page draw:name="Program Verific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Verific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How do you know if your program is correct? </text:span></text:p>
              </text:list-item>
            </text:list>
            <text:list text:style-name="L4">
              <text:list-item>
                <text:list>
                  <text:list-item>
                    <text:p text:style-name="P6"><text:span text:style-name="T3">Can you </text:span><text:span text:style-name="T31">prove</text:span><text:span text:style-name="T3"> that it is correct?</text:span></text:p>
                  </text:list-item>
                  <text:list-item>
                    <text:p text:style-name="P6"><text:span text:style-name="T3">Can you </text:span><text:span text:style-name="T31">prove</text:span><text:span text:style-name="T3"> properties of the code?</text:span></text:p>
                    <text:list>
                      <text:list-item>
                        <text:p text:style-name="P6"><text:span text:style-name="T3">e.g., It terminates</text:span></text:p>
                      </text:list-item>
                    </text:list>
                  </text:list-item>
                </text:list>
              </text:list-item>
            </text:list>
          </draw:text-box>
        </draw:frame>
        <draw:custom-shape draw:style-name="gr12" draw:text-style-name="P2" draw:layer="layout" svg:width="5.503cm" svg:height="3.175cm" svg:x="10.231cm" svg:y="9.102cm">
          <text:list text:style-name="L12">
            <text:list-header>
              <text:p text:style-name="P22"><text:span text:style-name="T32">Program</text:span><text:span text:style-name="T32"><text:line-break/></text:span><text:span text:style-name="T32">Checker</text:span></text:p>
            </text:list-header>
          </text:list>
          <draw:enhanced-geometry svg:viewBox="0 0 21600 21600" draw:type="rectangle" draw:enhanced-path="M 0 0 L 21600 0 21600 21600 0 21600 0 0 Z N"/>
        </draw:custom-shape>
        <draw:custom-shape draw:style-name="gr13" draw:text-style-name="P2" draw:layer="layout" svg:width="5.582cm" svg:height="1.277cm" svg:x="2.328cm" svg:y="11.007cm">
          <text:list text:style-name="L13">
            <text:list-header>
              <text:p text:style-name="P22"><text:span text:style-name="T33">setarray.c</text:span></text:p>
            </text:list-header>
          </text:list>
          <draw:enhanced-geometry svg:viewBox="0 0 21600 21600" draw:type="mso-spt202" draw:enhanced-path="M 0 0 L 21600 0 21600 21600 0 21600 0 0 Z N"/>
        </draw:custom-shape>
        <draw:custom-shape draw:style-name="gr13" draw:text-style-name="P2" draw:layer="layout" svg:width="5.205cm" svg:height="1.277cm" svg:x="18.28cm" svg:y="9.873cm">
          <text:list text:style-name="L14">
            <text:list-header>
              <text:p text:style-name="P22"><text:span text:style-name="T34">Right/Wrong</text:span></text:p>
            </text:list-header>
          </text:list>
          <draw:enhanced-geometry svg:viewBox="0 0 21600 21600" draw:type="mso-spt202" draw:enhanced-path="M 0 0 L 21600 0 21600 21600 0 21600 0 0 Z N"/>
        </draw:custom-shape>
        <draw:line draw:style-name="gr14" draw:text-style-name="P10" draw:layer="layout" svg:x1="7.902cm" svg:y1="11.642cm" svg:x2="10.019cm" svg:y2="11.642cm">
          <text:p/>
        </draw:line>
        <draw:line draw:style-name="gr14" draw:text-style-name="P10" draw:layer="layout" svg:x1="15.946cm" svg:y1="10.583cm" svg:x2="18.062cm" svg:y2="10.583cm">
          <text:p/>
        </draw:line>
        <draw:custom-shape draw:style-name="gr13" draw:text-style-name="P2" draw:layer="layout" svg:width="5.294cm" svg:height="1.277cm" svg:x="2.62cm" svg:y="9.208cm">
          <text:list text:style-name="L14">
            <text:list-header>
              <text:p text:style-name="P22"><text:span text:style-name="T34">Specification</text:span></text:p>
            </text:list-header>
          </text:list>
          <draw:enhanced-geometry svg:viewBox="0 0 21600 21600" draw:type="mso-spt202" draw:enhanced-path="M 0 0 L 21600 0 21600 21600 0 21600 0 0 Z N"/>
        </draw:custom-shape>
        <draw:line draw:style-name="gr14" draw:text-style-name="P10" draw:layer="layout" svg:x1="7.902cm" svg:y1="9.948cm" svg:x2="10.019cm" svg:y2="9.948cm">
          <text:p/>
        </draw:line>
        <draw:custom-shape draw:style-name="gr13" draw:text-style-name="P2" draw:layer="layout" svg:width="1.433cm" svg:height="2.123cm" svg:x="12.281cm" svg:y="12.277cm">
          <text:list text:style-name="L15">
            <text:list-header>
              <text:p text:style-name="P22"><text:span text:style-name="T35">?</text:span></text:p>
            </text:list-header>
          </text:list>
          <draw:enhanced-geometry svg:viewBox="0 0 21600 21600" draw:type="mso-spt202" draw:enhanced-path="M 0 0 L 21600 0 21600 21600 0 21600 0 0 Z N"/>
        </draw:custom-shape>
        <draw:custom-shape draw:style-name="gr15" draw:text-style-name="P2" draw:layer="layout" svg:width="21.507cm" svg:height="2.293cm" svg:x="2.101cm" svg:y="15.871cm">
          <text:list text:style-name="L11">
            <text:list-header>
              <text:p text:style-name="P4"><text:span text:style-name="T36">"Beware of bugs in the above code; </text:span></text:p>
              <text:p text:style-name="P4"><text:span text:style-name="T36"><text:s text:c="2"/></text:span><text:span text:style-name="T36">I have only proved it correct, not tried it."</text:span><text:span text:style-name="T29"> -- Donald Knuth</text:span> </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20" presentation:class="page"/>
          <draw:frame presentation:style-name="pr6" draw:layer="layout" svg:width="14.75cm" svg:height="11.798cm" svg:x="2.752cm" svg:y="12.775cm" presentation:class="notes" presentation:placeholder="true">
            <draw:text-box/>
          </draw:frame>
        </presentation:notes>
      </draw:page>
      <draw:page draw:name="Program Testing"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Testing</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Convince yourself that your program probably works </text:p>
              </text:list-item>
            </text:list>
          </draw:text-box>
        </draw:frame>
        <draw:custom-shape draw:style-name="gr12" draw:text-style-name="P2" draw:layer="layout" svg:width="5.504cm" svg:height="3.175cm" svg:x="9.948cm" svg:y="6.694cm">
          <text:list text:style-name="L12">
            <text:list-header>
              <text:p text:style-name="P22"><text:span text:style-name="T32">Test</text:span></text:p>
              <text:p text:style-name="P22"><text:span text:style-name="T32">Program</text:span></text:p>
            </text:list-header>
          </text:list>
          <draw:enhanced-geometry svg:viewBox="0 0 21600 21600" draw:type="rectangle" draw:enhanced-path="M 0 0 L 21600 0 21600 21600 0 21600 0 0 Z N"/>
        </draw:custom-shape>
        <draw:custom-shape draw:style-name="gr13" draw:text-style-name="P2" draw:layer="layout" svg:width="5.582cm" svg:height="1.277cm" svg:x="2.117cm" svg:y="8.599cm">
          <text:list text:style-name="L13">
            <text:list-header>
              <text:p text:style-name="P22"><text:span text:style-name="T33">setarray.c</text:span></text:p>
            </text:list-header>
          </text:list>
          <draw:enhanced-geometry svg:viewBox="0 0 21600 21600" draw:type="mso-spt202" draw:enhanced-path="M 0 0 L 21600 0 21600 21600 0 21600 0 0 Z N"/>
        </draw:custom-shape>
        <draw:custom-shape draw:style-name="gr13" draw:text-style-name="P2" draw:layer="layout" svg:width="5.205cm" svg:height="2.293cm" svg:x="18.006cm" svg:y="6.985cm">
          <text:list text:style-name="L14">
            <text:list-header>
              <text:p text:style-name="P22"><text:span text:style-name="T34">Probably</text:span></text:p>
              <text:p text:style-name="P22"><text:span text:style-name="T34">Right/Wrong</text:span></text:p>
            </text:list-header>
          </text:list>
          <draw:enhanced-geometry svg:viewBox="0 0 21600 21600" draw:type="mso-spt202" draw:enhanced-path="M 0 0 L 21600 0 21600 21600 0 21600 0 0 Z N"/>
        </draw:custom-shape>
        <draw:line draw:style-name="gr14" draw:text-style-name="P10" draw:layer="layout" svg:x1="7.62cm" svg:y1="9.234cm" svg:x2="9.737cm" svg:y2="9.234cm">
          <text:p/>
        </draw:line>
        <draw:line draw:style-name="gr14" draw:text-style-name="P10" draw:layer="layout" svg:x1="15.663cm" svg:y1="8.176cm" svg:x2="17.78cm" svg:y2="8.176cm">
          <text:p/>
        </draw:line>
        <draw:custom-shape draw:style-name="gr13" draw:text-style-name="P2" draw:layer="layout" svg:width="5.294cm" svg:height="1.277cm" svg:x="2.338cm" svg:y="6.8cm">
          <text:list text:style-name="L14">
            <text:list-header>
              <text:p text:style-name="P22"><text:span text:style-name="T34">Specification</text:span></text:p>
            </text:list-header>
          </text:list>
          <draw:enhanced-geometry svg:viewBox="0 0 21600 21600" draw:type="mso-spt202" draw:enhanced-path="M 0 0 L 21600 0 21600 21600 0 21600 0 0 Z N"/>
        </draw:custom-shape>
        <draw:line draw:style-name="gr14" draw:text-style-name="P10" draw:layer="layout" svg:x1="7.62cm" svg:y1="7.541cm" svg:x2="9.737cm" svg:y2="7.541cm">
          <text:p/>
        </draw:line>
        <draw:custom-shape draw:style-name="gr16" draw:text-style-name="P2" draw:layer="layout" svg:width="13.181cm" svg:height="1.277cm" svg:x="2.787cm" svg:y="12.197cm">
          <text:list text:style-name="L10">
            <text:list-header>
              <text:p text:style-name="P22"><text:span text:style-name="T37">How do you write a test program?</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1" presentation:class="page"/>
          <draw:frame presentation:style-name="pr6" draw:layer="layout" svg:width="14.75cm" svg:height="11.798cm" svg:x="2.752cm" svg:y="12.775cm" presentation:class="notes" presentation:placeholder="true">
            <draw:text-box/>
          </draw:frame>
        </presentation:notes>
      </draw:page>
      <draw:page draw:name="Test Program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Program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Properties of a good test program </text:span></text:p>
              </text:list-item>
            </text:list>
            <text:list text:style-name="L16">
              <text:list-item>
                <text:list>
                  <text:list-item>
                    <text:p text:style-name="P6"><text:span text:style-name="T3">Tests boundary conditions</text:span></text:p>
                  </text:list-item>
                  <text:list-item>
                    <text:p text:style-name="P6"><text:span text:style-name="T3">Exercises as much code as possible</text:span></text:p>
                  </text:list-item>
                  <text:list-item>
                    <text:p text:style-name="P6"><text:span text:style-name="T3">Produces output that is known to be right/wrong</text:span></text:p>
                    <text:p text:style-name="P6"><text:span text:style-name="T3"/></text:p>
                  </text:list-item>
                </text:list>
              </text:list-item>
            </text:list>
          </draw:text-box>
        </draw:frame>
        <draw:custom-shape draw:style-name="gr16" draw:text-style-name="P2" draw:layer="layout" svg:width="15.835cm" svg:height="1.277cm" svg:x="2.174cm" svg:y="10.504cm">
          <text:list text:style-name="L10">
            <text:list-header>
              <text:p text:style-name="P22"><text:span text:style-name="T37">How do you achieve all three properties?</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2" presentation:class="page"/>
          <draw:frame presentation:style-name="pr6"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Testing</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sting boundary conditions</text:p>
              </text:list-item>
            </text:list>
            <text:list text:style-name="L16">
              <text:list-item>
                <text:list>
                  <text:list-item>
                    <text:p text:style-name="P11">Almost all bugs occur at boundary conditions </text:p>
                  </text:list-item>
                  <text:list-item>
                    <text:p text:style-name="P11">If program works for boundary cases, it probably works for others</text:p>
                  </text:list-item>
                </text:list>
              </text:list-item>
            </text:list>
            <text:list text:style-name="L3">
              <text:list-item>
                <text:p text:style-name="P3">Exercising as much code as possible</text:p>
              </text:list-item>
            </text:list>
            <text:list text:style-name="L16">
              <text:list-item>
                <text:list>
                  <text:list-item>
                    <text:p text:style-name="P11">For simple programs, can enumerate all paths through the code</text:p>
                  </text:list-item>
                  <text:list-item>
                    <text:p text:style-name="P11">Otherwise, sample paths through code with random input</text:p>
                  </text:list-item>
                  <text:list-item>
                    <text:p text:style-name="P11">Measure test coverage</text:p>
                  </text:list-item>
                </text:list>
              </text:list-item>
            </text:list>
            <text:list text:style-name="L3">
              <text:list-item>
                <text:p text:style-name="P3">Checking whether output is right/wrong?</text:p>
              </text:list-item>
            </text:list>
            <text:list text:style-name="L16">
              <text:list-item>
                <text:list>
                  <text:list-item>
                    <text:p text:style-name="P11">Match output expected by test programmer (for simple cases)</text:p>
                  </text:list-item>
                  <text:list-item>
                    <text:p text:style-name="P11">Match output of another implementation</text:p>
                  </text:list-item>
                  <text:list-item>
                    <text:p text:style-name="P11">Verify conservation properties<text:line-break/></text:p>
                  </text:list-item>
                  <text:list-item>
                    <text:p text:style-name="P11">Note: real programs often have fuzzy specifications</text:p>
                    <text:p text:style-name="P11"/>
                    <text:p text:style-name="P11"/>
                  </text:list-item>
                </text:list>
              </text:list-item>
            </text:list>
          </draw:text-box>
        </draw:frame>
        <presentation:notes draw:style-name="dp2">
          <draw:page-thumbnail draw:layer="layout" svg:width="13.428cm" svg:height="10.072cm" svg:x="3.545cm" svg:y="1.967cm" draw:page-number="23" presentation:class="page"/>
          <draw:frame presentation:style-name="pr6" draw:layer="layout" svg:width="14.75cm" svg:height="11.798cm" svg:x="2.752cm" svg:y="12.775cm" presentation:class="notes" presentation:placeholder="true">
            <draw:text-box/>
          </draw:frame>
        </presentation:notes>
      </draw:page>
      <draw:page draw:name="Test Boundary Condition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Boundary Condit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Truncate the last letter of a word</text:span></text:p>
              </text:list-item>
            </text:list>
            <text:list text:style-name="L17">
              <text:list-item>
                <text:list>
                  <text:list-header>
                    <text:p text:style-name="P23"><text:span text:style-name="T38">int i;</text:span></text:p>
                    <text:p text:style-name="P24"><text:span text:style-name="T38">char s[MAXLINE];</text:span></text:p>
                    <text:p text:style-name="P24"><text:span text:style-name="T38"/></text:p>
                    <text:p text:style-name="P24"><text:span text:style-name="T38">for (i=0; (s[i]=getchar()) != ‘\n’; i++)</text:span></text:p>
                    <text:p text:style-name="P24"><text:span text:style-name="T38"><text:s text:c="4"/></text:span><text:span text:style-name="T38">;</text:span></text:p>
                    <text:p text:style-name="P24"><text:span text:style-name="T38">s[--i] = ‘\0’;</text:span></text:p>
                    <text:p text:style-name="P24"><text:span text:style-name="T38">printf(“String: %s\n”, s);</text:span></text:p>
                  </text:list-header>
                </text:list>
              </text:list-item>
            </text:list>
            <text:list text:style-name="L3">
              <text:list-item>
                <text:p text:style-name="P25"><text:span text:style-name="T4">Example</text:span></text:p>
              </text:list-item>
            </text:list>
            <text:list text:style-name="L4">
              <text:list-item>
                <text:list>
                  <text:list-item>
                    <text:p text:style-name="P26"><text:span text:style-name="T4">Input “foot” </text:span><text:span text:style-name="T39"></text:span><text:span text:style-name="T4"> output “foo”</text:span></text:p>
                  </text:list-item>
                  <text:list-item>
                    <text:p text:style-name="P26"><text:span text:style-name="T4">But, what if the input is the empty line (i.e., just a ‘\n’)?</text:span></text:p>
                  </text:list-item>
                  <text:list-item>
                    <text:p text:style-name="P26"><text:span text:style-name="T4">Or an EOF?</text:span></text:p>
                  </text:list-item>
                  <text:list-item>
                    <text:p text:style-name="P26"><text:span text:style-name="T4">Or a very long string?</text:span></text:p>
                  </text:list-item>
                </text:list>
              </text:list-item>
            </text:list>
          </draw:text-box>
        </draw:frame>
        <presentation:notes draw:style-name="dp2">
          <draw:page-thumbnail draw:layer="layout" svg:width="13.428cm" svg:height="10.072cm" svg:x="3.545cm" svg:y="1.967cm" draw:page-number="24" presentation:class="page"/>
          <draw:frame presentation:style-name="pr9" draw:text-style-name="P2" draw:layer="layout" svg:width="14.75cm" svg:height="11.797cm" svg:x="2.752cm" svg:y="12.775cm" presentation:class="notes" presentation:user-transformed="true">
            <draw:text-box>
              <text:list text:style-name="L7">
                <text:list-header>
                  <text:p text:style-name="P17"/>
                  <text:p text:style-name="P17"/>
                </text:list-header>
              </text:list>
            </draw:text-box>
          </draw:frame>
        </presentation:notes>
      </draw:page>
      <draw:page draw:name="page2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Boundary Condit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Code to get line from stdin and put in character array</text:span></text:p>
              </text:list-item>
            </text:list>
            <text:list text:style-name="L17">
              <text:list-item>
                <text:list>
                  <text:list-header>
                    <text:p text:style-name="P23"><text:span text:style-name="T38">int i;</text:span></text:p>
                    <text:p text:style-name="P24"><text:span text:style-name="T38">char s[MAXLINE];</text:span></text:p>
                    <text:p text:style-name="P24"><text:span text:style-name="T38"/></text:p>
                    <text:p text:style-name="P24"><text:span text:style-name="T38">for (i=0; (s[i]=getchar()) != ‘\n’ &amp;&amp; i &lt; MAXLINE-1; i++)</text:span></text:p>
                    <text:p text:style-name="P24"><text:span text:style-name="T38"><text:s text:c="4"/></text:span><text:span text:style-name="T38">;</text:span></text:p>
                    <text:p text:style-name="P24"><text:span text:style-name="T38">s[i] = ‘\0’;</text:span></text:p>
                    <text:p text:style-name="P24"><text:span text:style-name="T38">printf(“String: |%s|\n”, s);</text:span></text:p>
                  </text:list-header>
                </text:list>
              </text:list-item>
            </text:list>
            <text:list text:style-name="L3">
              <text:list-item>
                <text:p text:style-name="P25"><text:span text:style-name="T4">Boundary conditions</text:span></text:p>
              </text:list-item>
            </text:list>
            <text:list text:style-name="L4">
              <text:list-item>
                <text:list>
                  <text:list-item>
                    <text:p text:style-name="P11"><text:span text:style-name="T4">Input starts with \n <text:s/>(empty line)</text:span></text:p>
                  </text:list-item>
                  <text:list-item>
                    <text:p text:style-name="P11"><text:span text:style-name="T4">End of file before \n</text:span></text:p>
                  </text:list-item>
                  <text:list-item>
                    <text:p text:style-name="P11"><text:span text:style-name="T4">End of file immediately (empty file)</text:span></text:p>
                  </text:list-item>
                  <text:list-item>
                    <text:p text:style-name="P11"><text:span text:style-name="T4">Line exactly MAXLINE-1 characters long</text:span></text:p>
                  </text:list-item>
                  <text:list-item>
                    <text:p text:style-name="P11"><text:span text:style-name="T4">Line exactly MAXLINE characters long</text:span></text:p>
                  </text:list-item>
                  <text:list-item>
                    <text:p text:style-name="P11"><text:span text:style-name="T4">Line more than MAXLINE characters long</text:span></text:p>
                  </text:list-item>
                </text:list>
              </text:list-item>
            </text:list>
          </draw:text-box>
        </draw:frame>
        <presentation:notes draw:style-name="dp2">
          <draw:page-thumbnail draw:layer="layout" svg:width="13.428cm" svg:height="10.072cm" svg:x="3.545cm" svg:y="1.967cm" draw:page-number="25" presentation:class="page"/>
          <draw:frame presentation:style-name="pr9" draw:text-style-name="P2" draw:layer="layout" svg:width="14.75cm" svg:height="11.797cm" svg:x="2.752cm" svg:y="12.775cm" presentation:class="notes" presentation:user-transformed="true">
            <draw:text-box>
              <text:list text:style-name="L7">
                <text:list-header>
                  <text:p text:style-name="P17"><text:span text:style-name="T4">EOF before end of line: Will keep calling getchar(), and put umlaut-y in s[i]</text:span></text:p>
                  <text:p text:style-name="P17"><text:span text:style-name="T4">Empty file: Will keep calling getchar(), and putting umlaut-y</text:span></text:p>
                  <text:p text:style-name="P17"><text:span text:style-name="T4">Maxline-1 characters: all okay</text:span></text:p>
                  <text:p text:style-name="P17"><text:span text:style-name="T4">Maxline characters: last character never read, or the newline</text:span></text:p>
                  <text:p text:style-name="P17"><text:span text:style-name="T4">More than maxline: some characters (including newline) still left on the line</text:span></text:p>
                  <text:p text:style-name="P17"><text:span text:style-name="T4"/></text:p>
                  <text:p text:style-name="P17"><text:span text:style-name="T4"/></text:p>
                  <text:p text:style-name="P17"><text:span text:style-name="T4"/></text:p>
                </text:list-header>
              </text:list>
            </draw:text-box>
          </draw:frame>
        </presentation:notes>
      </draw:page>
      <draw:page draw:name="Test Boundary Condition" draw:style-name="dp1" draw:master-page-name="Varsayılan" presentation:presentation-page-layout-name="AL2T1">
        <draw:custom-shape draw:style-name="gr10" draw:text-style-name="P2" draw:layer="layout" svg:width="5.08cm" svg:height="1.693cm" svg:x="16.51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2" draw:layer="layout" svg:width="23.706cm" svg:height="1.906cm" svg:x="0.847cm" svg:y="1.057cm" presentation:class="title" presentation:user-transformed="true">
          <draw:text-box>
            <text:list text:style-name="L2">
              <text:list-header>
                <text:p text:style-name="P4">Test Boundary Condi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4"><text:span text:style-name="T11">Rewrite the code</text:span></text:p>
              </text:list-item>
            </text:list>
            <text:list text:style-name="L17">
              <text:list-item>
                <text:list>
                  <text:list-header>
                    <text:p text:style-name="P23"><text:span text:style-name="T38">int i;</text:span></text:p>
                    <text:p text:style-name="P24"><text:span text:style-name="T38">char s[MAXLINE];</text:span></text:p>
                    <text:p text:style-name="P24"><text:span text:style-name="T38">for (i=0; i&lt;MAXLINE-1; i++)</text:span></text:p>
                    <text:p text:style-name="P24"><text:span text:style-name="T38"><text:s text:c="4"/></text:span><text:span text:style-name="T38">if ((s[i] = getchar()) == ‘\n’)</text:span></text:p>
                    <text:p text:style-name="P24"><text:span text:style-name="T38"><text:s text:c="8"/></text:span><text:span text:style-name="T38">break;</text:span></text:p>
                    <text:p text:style-name="P24"><text:span text:style-name="T38">s[i] = ‘\0’;</text:span></text:p>
                  </text:list-header>
                </text:list>
              </text:list-item>
            </text:list>
            <text:list text:style-name="L3">
              <text:list-item>
                <text:p text:style-name="P14"><text:span text:style-name="T11">Another boundary condition: EOF</text:span></text:p>
              </text:list-item>
            </text:list>
            <text:list text:style-name="L17">
              <text:list-item>
                <text:list>
                  <text:list-header>
                    <text:p text:style-name="P24"><text:span text:style-name="T38">for (i=0; i&lt;MAXLINE-1; i++)</text:span></text:p>
                    <text:p text:style-name="P24"><text:span text:style-name="T38"><text:s text:c="4"/></text:span><text:span text:style-name="T38">if ((s[i] = getchar()) == ‘\n’ || s[i] == EOF)</text:span></text:p>
                    <text:p text:style-name="P24"><text:span text:style-name="T38"><text:s text:c="8"/></text:span><text:span text:style-name="T38">break;</text:span></text:p>
                    <text:p text:style-name="P24"><text:span text:style-name="T38">s[i] = ‘\0’;</text:span></text:p>
                  </text:list-header>
                </text:list>
              </text:list-item>
            </text:list>
            <text:list text:style-name="L3">
              <text:list-item>
                <text:p text:style-name="P14"><text:span text:style-name="T11">What are other boundary conditions?</text:span></text:p>
              </text:list-item>
            </text:list>
            <text:list text:style-name="L4">
              <text:list-item>
                <text:list>
                  <text:list-item>
                    <text:p text:style-name="P27"><text:span text:style-name="T40">Nearly full</text:span></text:p>
                  </text:list-item>
                  <text:list-item>
                    <text:p text:style-name="P27"><text:span text:style-name="T40">Exactly full</text:span></text:p>
                  </text:list-item>
                  <text:list-item>
                    <text:p text:style-name="P27"><text:span text:style-name="T40">Over full</text:span></text:p>
                  </text:list-item>
                </text:list>
              </text:list-item>
            </text:list>
            <text:list text:style-name="L17">
              <text:list-item>
                <text:list>
                  <text:list-header>
                    <text:p text:style-name="P28"><text:span text:style-name="T40"/></text:p>
                  </text:list-header>
                </text:list>
              </text:list-item>
            </text:list>
          </draw:text-box>
        </draw:frame>
        <draw:custom-shape draw:style-name="gr17" draw:text-style-name="P2" draw:layer="layout" svg:width="7.62cm" svg:height="3.175cm" svg:x="13.97cm" svg:y="15.452cm">
          <text:list text:style-name="L18">
            <text:list-header>
              <text:p text:style-name="P22"><text:span text:style-name="T41">This is wrong; why?</text:span></text:p>
            </text:list-header>
          </text:list>
          <draw:enhanced-geometry svg:viewBox="0 0 21600 21600" draw:glue-points="10800 0 3160 3160 0 10800 3160 18440 10800 21600 18440 18440 21600 10800 18440 3160 ?f14 ?f15" draw:text-areas="3200 3200 18400 18400" draw:type="round-callout" draw:modifiers="14438 -1773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layer="layout" svg:width="13.428cm" svg:height="10.072cm" svg:x="3.545cm" svg:y="1.967cm" draw:page-number="26" presentation:class="page"/>
          <draw:frame presentation:style-name="pr6" draw:layer="layout" svg:width="14.75cm" svg:height="11.798cm" svg:x="2.752cm" svg:y="12.775cm" presentation:class="notes" presentation:placeholder="true">
            <draw:text-box/>
          </draw:frame>
        </presentation:notes>
      </draw:page>
      <draw:page draw:name="A Bit Better..."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A Bit Better...</text:p>
              </text:list-header>
            </text:list>
          </draw:text-box>
        </draw:frame>
        <draw:frame presentation:style-name="pr15" draw:text-style-name="P2" draw:layer="layout" svg:width="23.495cm" svg:height="8.255cm" svg:x="1.269cm" svg:y="3.386cm" presentation:class="outline" presentation:user-transformed="true">
          <draw:text-box>
            <text:list text:style-name="L3">
              <text:list-item>
                <text:p text:style-name="P12"><text:span text:style-name="T4">Rewrite yet again</text:span></text:p>
              </text:list-item>
            </text:list>
            <text:list text:style-name="L17">
              <text:list-item>
                <text:list>
                  <text:list-header>
                    <text:p text:style-name="P29"><text:span text:style-name="T42">for (i=0; ; i++) {</text:span></text:p>
                    <text:p text:style-name="P30"><text:span text:style-name="T42"><text:s text:c="3"/></text:span><text:span text:style-name="T42">int c = getchar();</text:span></text:p>
                    <text:p text:style-name="P30"><text:span text:style-name="T42"><text:s text:c="3"/></text:span><text:span text:style-name="T42">if (c==EOF || c==’\n’ || i==MAXLINE-1) {</text:span></text:p>
                    <text:p text:style-name="P31"><text:span text:style-name="T42"><text:tab/></text:span><text:span text:style-name="T42"><text:tab/></text:span><text:span text:style-name="T42"> </text:span><text:span text:style-name="T42">s[i]=’\0’; </text:span></text:p>
                    <text:p text:style-name="P30"><text:span text:style-name="T42"><text:s text:c="5"/></text:span><text:span text:style-name="T42">break;</text:span></text:p>
                    <text:p text:style-name="P30"><text:span text:style-name="T42"><text:s text:c="3"/></text:span><text:span text:style-name="T42">}</text:span></text:p>
                    <text:p text:style-name="P30"><text:span text:style-name="T42"><text:s text:c="3"/></text:span><text:span text:style-name="T42">else s[i] = c;</text:span></text:p>
                    <text:p text:style-name="P32"><text:span text:style-name="T42">}</text:span></text:p>
                  </text:list-header>
                </text:list>
              </text:list-item>
            </text:list>
          </draw:text-box>
        </draw:frame>
        <draw:g draw:id="id4">
          <draw:custom-shape draw:style-name="gr18" draw:text-style-name="P2" draw:layer="layout" svg:width="4.021cm" svg:height="0.847cm" svg:x="1.482cm" svg:y="15.24cm">
            <text:p/>
            <draw:enhanced-geometry svg:viewBox="0 0 21600 21600" draw:type="rectangle" draw:enhanced-path="M 0 0 L 21600 0 21600 21600 0 21600 0 0 Z N"/>
          </draw:custom-shape>
          <draw:custom-shape draw:style-name="gr18" draw:text-style-name="P2" draw:layer="layout" svg:width="0.635cm" svg:height="0.847cm" svg:x="5.503cm" svg:y="15.24cm">
            <text:p/>
            <draw:enhanced-geometry svg:viewBox="0 0 21600 21600" draw:type="rectangle" draw:enhanced-path="M 0 0 L 21600 0 21600 21600 0 21600 0 0 Z N"/>
          </draw:custom-shape>
          <draw:custom-shape draw:style-name="gr19" draw:text-style-name="P2" draw:layer="layout" svg:width="12.276cm" svg:height="5.292cm" svg:x="11.007cm" svg:y="13.123cm">
            <text:list text:style-name="L19">
              <text:list-header>
                <text:p text:style-name="P33"><text:span text:style-name="T43">Output:</text:span></text:p>
                <text:p text:style-name="P34"><text:span text:style-name="T43"/></text:p>
              </text:list-header>
            </text:list>
            <draw:enhanced-geometry svg:viewBox="0 0 21600 21600" draw:type="rectangle" draw:enhanced-path="M 0 0 L 21600 0 21600 21600 0 21600 0 0 Z N"/>
          </draw:custom-shape>
          <draw:custom-shape draw:style-name="gr19" draw:text-style-name="P2" draw:layer="layout" svg:width="10.372cm" svg:height="6.35cm" svg:x="1.27cm" svg:y="11.642cm">
            <text:list text:style-name="L20">
              <text:list-item>
                <text:p text:style-name="P35"><text:span text:style-name="T44">There’s still a problem...</text:span></text:p>
              </text:list-item>
            </text:list>
            <text:list text:style-name="L19">
              <text:list-header>
                <text:p text:style-name="P33"><text:span text:style-name="T43">Input:</text:span></text:p>
              </text:list-header>
            </text:list>
            <text:list text:style-name="L9">
              <text:list-header>
                <text:p text:style-name="P34"><text:span text:style-name="T27">Four</text:span></text:p>
                <text:p text:style-name="P34"><text:span text:style-name="T27">score and seven</text:span></text:p>
                <text:p text:style-name="P34"><text:span text:style-name="T27">years</text:span></text:p>
              </text:list-header>
            </text:list>
            <draw:enhanced-geometry svg:viewBox="0 0 21600 21600" draw:type="rectangle" draw:enhanced-path="M 0 0 L 21600 0 21600 21600 0 21600 0 0 Z N"/>
          </draw:custom-shape>
          <draw:custom-shape draw:style-name="gr20" draw:text-style-name="P2" draw:layer="layout" svg:width="4.657cm" svg:height="0.847cm" svg:x="11.218cm" svg:y="14.393cm">
            <text:list text:style-name="L9">
              <text:list-header>
                <text:p text:style-name="P21"><text:span text:style-name="T8">Four</text:span><text:span text:style-name="T42">Ø</text:span></text:p>
              </text:list-header>
            </text:list>
            <draw:enhanced-geometry svg:viewBox="0 0 21600 21600" draw:type="rectangle" draw:enhanced-path="M 0 0 L 21600 0 21600 21600 0 21600 0 0 Z N"/>
          </draw:custom-shape>
          <draw:custom-shape draw:style-name="gr20" draw:text-style-name="P2" draw:layer="layout" svg:width="4.657cm" svg:height="0.847cm" svg:x="11.218cm" svg:y="15.24cm">
            <text:list text:style-name="L9">
              <text:list-header>
                <text:p text:style-name="P21"><text:span text:style-name="T8">score an</text:span><text:span text:style-name="T42">Ø</text:span></text:p>
              </text:list-header>
            </text:list>
            <draw:enhanced-geometry svg:viewBox="0 0 21600 21600" draw:type="rectangle" draw:enhanced-path="M 0 0 L 21600 0 21600 21600 0 21600 0 0 Z N"/>
          </draw:custom-shape>
          <draw:custom-shape draw:style-name="gr20" draw:text-style-name="P2" draw:layer="layout" svg:width="4.657cm" svg:height="0.846cm" svg:x="11.218cm" svg:y="16.087cm">
            <text:list text:style-name="L9">
              <text:list-header>
                <text:p text:style-name="P21"><text:span text:style-name="T8"><text:s/></text:span><text:span text:style-name="T8">seven</text:span><text:span text:style-name="T42">Ø</text:span></text:p>
              </text:list-header>
            </text:list>
            <draw:enhanced-geometry svg:viewBox="0 0 21600 21600" draw:type="rectangle" draw:enhanced-path="M 0 0 L 21600 0 21600 21600 0 21600 0 0 Z N"/>
          </draw:custom-shape>
          <draw:custom-shape draw:style-name="gr20" draw:text-style-name="P2" draw:layer="layout" svg:width="4.657cm" svg:height="0.847cm" svg:x="11.218cm" svg:y="16.933cm">
            <text:list text:style-name="L9">
              <text:list-header>
                <text:p text:style-name="P21"><text:span text:style-name="T8">years</text:span><text:span text:style-name="T42">Ø</text:span></text:p>
              </text:list-header>
            </text:list>
            <draw:enhanced-geometry svg:viewBox="0 0 21600 21600" draw:type="rectangle" draw:enhanced-path="M 0 0 L 21600 0 21600 21600 0 21600 0 0 Z N"/>
          </draw:custom-shape>
          <draw:custom-shape draw:style-name="gr17" draw:text-style-name="P2" draw:layer="layout" svg:width="6.138cm" svg:height="2.963cm" svg:x="17.78cm" svg:y="13.335cm">
            <text:list text:style-name="L18">
              <text:list-header>
                <text:p text:style-name="P22"><text:span text:style-name="T41">Where’s the ‘d’?</text:span></text:p>
              </text:list-header>
            </text:list>
            <draw:enhanced-geometry svg:viewBox="0 0 21600 21600" draw:text-areas="3000 3320 17110 17330" draw:type="cloud-callout" draw:modifiers="-5105 153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seq>
        </anim:par>
        <presentation:notes draw:style-name="dp2">
          <draw:page-thumbnail draw:layer="layout" svg:width="13.428cm" svg:height="10.072cm" svg:x="3.545cm" svg:y="1.967cm" draw:page-number="27" presentation:class="page"/>
          <draw:frame presentation:style-name="pr6" draw:layer="layout" svg:width="14.75cm" svg:height="11.798cm" svg:x="2.752cm" svg:y="12.775cm" presentation:class="notes" presentation:placeholder="true">
            <draw:text-box/>
          </draw:frame>
        </presentation:notes>
      </draw:page>
      <draw:page draw:name="Ambiguity in Specific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Ambiguity in Specific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If line is too long, what should happen?</text:p>
              </text:list-item>
            </text:list>
            <text:list text:style-name="L4">
              <text:list-item>
                <text:list>
                  <text:list-item>
                    <text:p text:style-name="P11">Keep first MAXLINE characters, discard the rest?</text:p>
                  </text:list-item>
                  <text:list-item>
                    <text:p text:style-name="P11">Keep first MAXLINE-1 characters + ‘\0’ char, discard the rest?</text:p>
                  </text:list-item>
                  <text:list-item>
                    <text:p text:style-name="P11">Keep first MAXLINE-1 characters + ‘\0’ char, save the rest for the next call to the input function?</text:p>
                  </text:list-item>
                </text:list>
              </text:list-item>
            </text:list>
            <text:list text:style-name="L3">
              <text:list-item>
                <text:p text:style-name="P3">Probably, the specification didn’t even say what to do if MAXLINE is exceeded</text:p>
              </text:list-item>
            </text:list>
            <text:list text:style-name="L4">
              <text:list-item>
                <text:list>
                  <text:list-item>
                    <text:p text:style-name="P11">Probably the person specifying it would prefer that unlimited-length lines be handled without any special cases at all</text:p>
                  </text:list-item>
                  <text:list-item>
                    <text:p text:style-name="P11">Moral: testing has uncovered a design problem, maybe even a specification problem!</text:p>
                  </text:list-item>
                </text:list>
              </text:list-item>
            </text:list>
            <text:list text:style-name="L3">
              <text:list-item>
                <text:p text:style-name="P3">Define what to do</text:p>
              </text:list-item>
            </text:list>
            <text:list text:style-name="L4">
              <text:list-item>
                <text:list>
                  <text:list-item>
                    <text:p text:style-name="P11">Truncate long lines?</text:p>
                  </text:list-item>
                  <text:list-item>
                    <text:p text:style-name="P11">Save the rest of the text to be read as the next line?</text:p>
                  </text:list-item>
                </text:list>
              </text:list-item>
            </text:list>
          </draw:text-box>
        </draw:frame>
        <presentation:notes draw:style-name="dp2">
          <draw:page-thumbnail draw:layer="layout" svg:width="13.428cm" svg:height="10.072cm" svg:x="3.545cm" svg:y="1.967cm" draw:page-number="28" presentation:class="page"/>
          <draw:frame presentation:style-name="pr6" draw:layer="layout" svg:width="14.75cm" svg:height="11.798cm" svg:x="2.752cm" svg:y="12.775cm" presentation:class="notes" presentation:placeholder="true">
            <draw:text-box/>
          </draw:frame>
        </presentation:notes>
      </draw:page>
      <draw:page draw:name="Moral of This Little Story:"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Moral of This Little Story:</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Complicated, messy boundary cases are often symptomatic of bad design or bad specification</text:p>
              </text:list-item>
              <text:list-item>
                <text:p text:style-name="P3">Clean up the specification if you can</text:p>
              </text:list-item>
              <text:list-item>
                <text:p text:style-name="P3">If you can’t fix the specification, then fix the code</text:p>
              </text:list-item>
            </text:list>
          </draw:text-box>
        </draw:frame>
        <presentation:notes draw:style-name="dp2">
          <draw:page-thumbnail draw:layer="layout" svg:width="13.428cm" svg:height="10.072cm" svg:x="3.545cm" svg:y="1.967cm" draw:page-number="29" presentation:class="page"/>
          <draw:frame presentation:style-name="pr6" draw:layer="layout" svg:width="14.75cm" svg:height="11.798cm" svg:x="2.752cm" svg:y="12.775cm" presentation:class="notes" presentation:placeholder="true">
            <draw:text-box/>
          </draw:frame>
        </presentation:notes>
      </draw:page>
      <draw:page draw:name="Test As You Write Cod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As You Write Code</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4">Use “assert” generously <text:span text:style-name="T45">(the time you save will be your own)</text:span></text:p>
              </text:list-item>
              <text:list-item>
                <text:p text:style-name="P3">Check pre- and post-conditions for each function</text:p>
              </text:list-item>
            </text:list>
            <text:list text:style-name="L4">
              <text:list-item>
                <text:list>
                  <text:list-item>
                    <text:p text:style-name="P11">Boundary conditions</text:p>
                  </text:list-item>
                </text:list>
              </text:list-item>
            </text:list>
            <text:list text:style-name="L3">
              <text:list-item>
                <text:p text:style-name="P3">Check invariants</text:p>
              </text:list-item>
              <text:list-item>
                <text:p text:style-name="P3">Check error returns</text:p>
              </text:list-item>
            </text:list>
            <text:list text:style-name="L1">
              <text:list-header>
                <text:p text:style-name="P36"/>
              </text:list-header>
            </text:list>
            <text:list text:style-name="L3">
              <text:list-header>
                <text:p text:style-name="P3"/>
              </text:list-header>
            </text:list>
          </draw:text-box>
        </draw:frame>
        <presentation:notes draw:style-name="dp2">
          <draw:page-thumbnail draw:layer="layout" svg:width="13.428cm" svg:height="10.072cm" svg:x="3.545cm" svg:y="1.967cm" draw:page-number="30" presentation:class="page"/>
          <draw:frame presentation:style-name="pr6" draw:layer="layout" svg:width="14.75cm" svg:height="11.798cm" svg:x="2.752cm" svg:y="12.775cm" presentation:class="notes" presentation:placeholder="true">
            <draw:text-box/>
          </draw:frame>
        </presentation:notes>
      </draw:page>
      <draw:page draw:name="Test Autom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Autom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Automation can provide better test coverage</text:p>
              </text:list-item>
              <text:list-item>
                <text:p text:style-name="P3">Test program</text:p>
              </text:list-item>
            </text:list>
            <text:list text:style-name="L4">
              <text:list-item>
                <text:list>
                  <text:list-item>
                    <text:p text:style-name="P11">Client code to test modules</text:p>
                  </text:list-item>
                  <text:list-item>
                    <text:p text:style-name="P11">Scripts to test inputs and compare outputs</text:p>
                  </text:list-item>
                </text:list>
              </text:list-item>
            </text:list>
            <text:list text:style-name="L3">
              <text:list-item>
                <text:p text:style-name="P3">Testing is an iterative process</text:p>
              </text:list-item>
            </text:list>
            <text:list text:style-name="L4">
              <text:list-item>
                <text:list>
                  <text:list-item>
                    <text:p text:style-name="P11">Initial automated test program or scripts</text:p>
                  </text:list-item>
                  <text:list-item>
                    <text:p text:style-name="P11">Test simple parts first</text:p>
                  </text:list-item>
                  <text:list-item>
                    <text:p text:style-name="P11">Unit tests (i.e., individual modules) before system tests</text:p>
                  </text:list-item>
                  <text:list-item>
                    <text:p text:style-name="P11">Add tests as new cases created</text:p>
                  </text:list-item>
                </text:list>
              </text:list-item>
            </text:list>
            <text:list text:style-name="L3">
              <text:list-item>
                <text:p text:style-name="P3">Regression test</text:p>
              </text:list-item>
            </text:list>
            <text:list text:style-name="L4">
              <text:list-item>
                <text:list>
                  <text:list-item>
                    <text:p text:style-name="P11">Test all cases to compare the new version with the previous one</text:p>
                  </text:list-item>
                  <text:list-item>
                    <text:p text:style-name="P11">A bug fix often create new bugs in a large software system</text:p>
                  </text:list-item>
                </text:list>
              </text:list-item>
            </text:list>
            <text:list text:style-name="L1">
              <text:list-header>
                <text:p text:style-name="P36"/>
              </text:list-header>
            </text:list>
          </draw:text-box>
        </draw:frame>
        <presentation:notes draw:style-name="dp2">
          <draw:page-thumbnail draw:layer="layout" svg:width="13.428cm" svg:height="10.072cm" svg:x="3.545cm" svg:y="1.967cm" draw:page-number="31" presentation:class="page"/>
          <draw:frame presentation:style-name="pr6" draw:layer="layout" svg:width="14.75cm" svg:height="11.798cm" svg:x="2.752cm" svg:y="12.775cm" presentation:class="notes" presentation:placeholder="true">
            <draw:text-box/>
          </draw:frame>
        </presentation:notes>
      </draw:page>
      <draw:page draw:name="Stress Test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Stress Test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Motivations</text:span></text:p>
              </text:list-item>
            </text:list>
            <text:list text:style-name="L4">
              <text:list-item>
                <text:list>
                  <text:list-item>
                    <text:p text:style-name="P6"><text:span text:style-name="T3">Use computer to generate inputs to test</text:span></text:p>
                  </text:list-item>
                  <text:list-item>
                    <text:p text:style-name="P6"><text:span text:style-name="T3">High-volume tests often find bugs</text:span></text:p>
                  </text:list-item>
                </text:list>
              </text:list-item>
            </text:list>
            <text:list text:style-name="L3">
              <text:list-item>
                <text:p text:style-name="P5"><text:span text:style-name="T2">What to generate</text:span></text:p>
              </text:list-item>
            </text:list>
            <text:list text:style-name="L4">
              <text:list-item>
                <text:list>
                  <text:list-item>
                    <text:p text:style-name="P6"><text:span text:style-name="T3">Very long inputs</text:span></text:p>
                  </text:list-item>
                  <text:list-item>
                    <text:p text:style-name="P6"><text:span text:style-name="T3">Random inputs (binary vs. ASCII)</text:span></text:p>
                  </text:list-item>
                  <text:list-item>
                    <text:p text:style-name="P6"><text:span text:style-name="T3">Fault injection</text:span></text:p>
                  </text:list-item>
                </text:list>
              </text:list-item>
            </text:list>
            <text:list text:style-name="L3">
              <text:list-item>
                <text:p text:style-name="P5"><text:span text:style-name="T2">How much test</text:span></text:p>
              </text:list-item>
            </text:list>
            <text:list text:style-name="L4">
              <text:list-item>
                <text:list>
                  <text:list-item>
                    <text:p text:style-name="P6"><text:span text:style-name="T3">Exercise all data paths</text:span></text:p>
                  </text:list-item>
                  <text:list-item>
                    <text:p text:style-name="P6"><text:span text:style-name="T3">Test all error conditions</text:span></text:p>
                  </text:list-item>
                </text:list>
              </text:list-item>
            </text:list>
          </draw:text-box>
        </draw:frame>
        <presentation:notes draw:style-name="dp2">
          <draw:page-thumbnail draw:layer="layout" svg:width="13.428cm" svg:height="10.072cm" svg:x="3.545cm" svg:y="1.967cm" draw:page-number="32" presentation:class="page"/>
          <draw:frame presentation:style-name="pr6" draw:layer="layout" svg:width="14.75cm" svg:height="11.798cm" svg:x="2.752cm" svg:y="12.775cm" presentation:class="notes" presentation:placeholder="true">
            <draw:text-box/>
          </draw:frame>
        </presentation:notes>
      </draw:page>
      <draw:page draw:name="Who Tests What"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Who Tests Wha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Implementers</text:p>
              </text:list-item>
            </text:list>
            <text:list text:style-name="L16">
              <text:list-item>
                <text:list>
                  <text:list-item>
                    <text:p text:style-name="P11">White-box testing</text:p>
                  </text:list-item>
                  <text:list-item>
                    <text:p text:style-name="P11">Pros: An implementer knows all data paths</text:p>
                  </text:list-item>
                  <text:list-item>
                    <text:p text:style-name="P11">Cons: influenced by how code is designed/written </text:p>
                  </text:list-item>
                </text:list>
              </text:list-item>
            </text:list>
            <text:list text:style-name="L3">
              <text:list-item>
                <text:p text:style-name="P3">Quality Assurance (QA) engineers</text:p>
              </text:list-item>
            </text:list>
            <text:list text:style-name="L16">
              <text:list-item>
                <text:list>
                  <text:list-item>
                    <text:p text:style-name="P11">Black-box testing</text:p>
                  </text:list-item>
                  <text:list-item>
                    <text:p text:style-name="P11">Pros: No knowledge about the implementation</text:p>
                  </text:list-item>
                  <text:list-item>
                    <text:p text:style-name="P11">Cons: Unlikely to test all data paths</text:p>
                  </text:list-item>
                </text:list>
              </text:list-item>
            </text:list>
            <text:list text:style-name="L3">
              <text:list-item>
                <text:p text:style-name="P3">Customers</text:p>
              </text:list-item>
            </text:list>
            <text:list text:style-name="L16">
              <text:list-item>
                <text:list>
                  <text:list-item>
                    <text:p text:style-name="P11">Field test</text:p>
                  </text:list-item>
                  <text:list-item>
                    <text:p text:style-name="P11">Pros: Unexpected ways of using the software, “debug” specs</text:p>
                  </text:list-item>
                  <text:list-item>
                    <text:p text:style-name="P11">Cons: Not enough cases; customers don’t like “participating” in this <text:s/>process; malicious users exploit the bugs</text:p>
                  </text:list-item>
                </text:list>
              </text:list-item>
            </text:list>
          </draw:text-box>
        </draw:frame>
        <presentation:notes draw:style-name="dp2">
          <draw:page-thumbnail draw:layer="layout" svg:width="13.428cm" svg:height="10.072cm" svg:x="3.545cm" svg:y="1.967cm" draw:page-number="33" presentation:class="page"/>
          <draw:frame presentation:style-name="pr6" draw:layer="layout" svg:width="14.75cm" svg:height="11.798cm" svg:x="2.752cm" svg:y="12.775cm" presentation:class="notes" presentation:placeholder="true">
            <draw:text-box/>
          </draw:frame>
        </presentation:notes>
      </draw:page>
      <draw:page draw:name="Conclusion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Conclus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Scoping</text:span></text:p>
              </text:list-item>
            </text:list>
            <text:list text:style-name="L4">
              <text:list-item>
                <text:list>
                  <text:list-item>
                    <text:p text:style-name="P6"><text:span text:style-name="T3">Knowing which variables are accessible where</text:span></text:p>
                  </text:list-item>
                  <text:list-item>
                    <text:p text:style-name="P6"><text:span text:style-name="T3">C rules for determining scope vs. good programming practices</text:span></text:p>
                  </text:list-item>
                </text:list>
              </text:list-item>
            </text:list>
            <text:list text:style-name="L3">
              <text:list-item>
                <text:p text:style-name="P5"><text:span text:style-name="T2">Testing</text:span></text:p>
              </text:list-item>
            </text:list>
            <text:list text:style-name="L4">
              <text:list-item>
                <text:list>
                  <text:list-item>
                    <text:p text:style-name="P6"><text:span text:style-name="T3">Identifying boundary cases</text:span></text:p>
                  </text:list-item>
                  <text:list-item>
                    <text:p text:style-name="P6"><text:span text:style-name="T3">Stress testing the code</text:span></text:p>
                  </text:list-item>
                  <text:list-item>
                    <text:p text:style-name="P6"><text:span text:style-name="T3">Debugging the code, and the specification!</text:span></text:p>
                    <text:p text:style-name="P6"><text:span text:style-name="T3"/></text:p>
                  </text:list-item>
                </text:list>
              </text:list-item>
            </text:list>
          </draw:text-box>
        </draw:frame>
        <presentation:notes draw:style-name="dp2">
          <draw:page-thumbnail draw:layer="layout" svg:width="13.428cm" svg:height="10.072cm" svg:x="3.545cm" svg:y="1.967cm" draw:page-number="34" presentation:class="page"/>
          <draw:frame presentation:style-name="pr6"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9" draw:display-name="msArrowOpenEnd 9" svg:viewBox="0 0 426 426" svg:d="m213 0 213 388-64 38-149-273-149 273-64-38z"/>
    <draw:marker draw:name="Çizgi_20_ucu_20_1" draw:display-name="Çizgi ucu 1" svg:viewBox="0 0 237 237" svg:d="m119 0 118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graphic-properties>
        <text:list-style style:name="Varsayılan-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Başlık1-background" style:family="presentation">
      <style:graphic-properties draw:stroke="none" draw:fill="solid" draw:fill-color="#ffffff" draw:textarea-horizontal-align="center" draw:textarea-vertical-align="middle"/>
      <style:paragraph-properties fo:text-align="center"/>
    </style:style>
    <style:style style:name="Başlık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auto-grow-height="false" draw:fit-to-size="shrink-to-fit">
        <text:list-style style:name="Başlık1-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outline2" style:family="presentation" style:parent-style-name="Başlık1-outline1">
      <style:graphic-properties>
        <text:list-style style:name="Başlık1-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3" style:family="presentation" style:parent-style-name="Başlık1-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4" style:family="presentation" style:parent-style-name="Başlık1-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middle" fo:padding-top="0.13cm" fo:padding-bottom="0.13cm" fo:padding-left="0.25cm" fo:padding-right="0.25cm">
        <text:list-style style:name="Başlık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graphic-properties draw:stroke="none" draw:fill="solid" draw:fill-color="#ffffff" draw:textarea-horizontal-align="center" draw:textarea-vertical-align="middle" style:protect="position size"/>
    </style:style>
    <style:style style:name="Mgr7"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8"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9"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gr10"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Başlık1-backgroundobjects">
      <style:graphic-properties draw:stroke="none" draw:fill="none" draw:fill-color="#f47a00" draw:auto-grow-height="false" draw:auto-grow-width="false" fo:min-height="1.325cm" fo:min-width="0cm" fo:wrap-option="wrap"/>
    </style:style>
    <style:style style:name="Mpr3"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5"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6"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fo:language="en" fo:country="US" style:font-size-asian="14pt" style:font-size-complex="14pt"/>
    </style:style>
    <style:style style:name="MT2"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5.24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draw:style-name="Mgr7"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draw:style-name="Mgr8"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draw:style-name="Mgr9"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draw:style-name="Mgr10"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style:master-page style:name="Başlık1" style:page-layout-name="PM1" draw:style-name="Mdp1">
      <draw:frame presentation:style-name="Başlık1-title" draw:layer="backgroundobjects" svg:width="21.59cm" svg:height="4.084cm" svg:x="1.905cm" svg:y="5.917cm" presentation:class="title" presentation:placeholder="true">
        <draw:text-box/>
      </draw:frame>
      <draw:frame presentation:style-name="Mpr2" draw:text-style-name="MP9" draw:layer="backgroundobjects" svg:width="5.927cm" svg:height="1.324cm" svg:x="18.202cm" svg:y="17.347cm" presentation:class="page-number">
        <draw:text-box>
          <text:list text:style-name="ML3">
            <text:list-header>
              <text:p text:style-name="MP8"><text:span text:style-name="MT2"><text:page-number>&lt;number&gt;</text:page-number></text:span></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aşlık1-outline1" draw:layer="backgroundobjects" svg:width="22.859cm" svg:height="12.572cm" svg:x="1.27cm" svg:y="4.457cm" presentation:class="outline" presentation:placeholder="true">
        <draw:text-box/>
      </draw:frame>
      <presentation:notes style:page-layout-name="PM0">
        <draw:rect draw:style-name="Mgr6" draw:text-style-name="MP5" draw:layer="backgroundobjects" svg:width="20.32cm" svg:height="26.67cm" svg:x="0cm" svg:y="0cm">
          <text:p/>
        </draw:rect>
        <draw:frame presentation:style-name="Mpr3"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presentation:style-name="Mpr4"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Başlık1-title" draw:layer="backgroundobjects" svg:width="13.428cm" svg:height="10.073cm" svg:x="3.545cm" svg:y="1.967cm" presentation:class="page"/>
        <draw:frame presentation:style-name="Başlık1-notes" draw:layer="backgroundobjects" svg:width="14.75cm" svg:height="11.797cm" svg:x="2.752cm" svg:y="12.775cm" presentation:class="notes" presentation:placeholder="true">
          <draw:text-box/>
        </draw:frame>
        <draw:frame presentation:style-name="Mpr5"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presentation:style-name="Mpr6"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Jennifer Rexford</dc:creator>
    <dc:date>2008-02-17T21:58:51</dc:date>
    <meta:editing-cycles>224</meta:editing-cycles>
    <meta:editing-duration>PT342H41M01S</meta:editing-duration>
    <meta:document-statistic meta:object-count="261"/>
    <meta:generator>OpenOffice.org/3.2$Linux OpenOffice.org_project/320m19$Build-9505</meta:generator>
  </office:meta>
</office:document-meta>
</file>